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4E26B013DA2984B8.png" manifest:media-type="image/png"/>
  <manifest:file-entry manifest:full-path="Pictures/1000000100000780000004383E2DB4CED93A7187.png" manifest:media-type="image/png"/>
  <manifest:file-entry manifest:full-path="Pictures/1000000100000780000004386E824F0FB5EAA121.png" manifest:media-type="image/png"/>
  <manifest:file-entry manifest:full-path="Pictures/100000010000078000000438E8DAE7C3BCEA73E2.png" manifest:media-type="image/png"/>
  <manifest:file-entry manifest:full-path="Pictures/100000010000078000000438EDF8C39586D05AAD.png" manifest:media-type="image/png"/>
  <manifest:file-entry manifest:full-path="Pictures/100000010000078000000438B01EE85F1EBC9736.png" manifest:media-type="image/png"/>
  <manifest:file-entry manifest:full-path="Pictures/1000000100000736000003CFAF43C43DB4B5C759.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Droid Sans Mono" svg:font-family="'Droid Sans Mono', monospace, monospace"/>
    <style:font-face style:name="Google Sans Text" svg:font-family="'Google Sans Text'"/>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rial" svg:font-family="arial" style:font-family-generic="swiss"/>
    <style:font-face style:name="arial1" svg:font-family="arial, sans-serif"/>
    <style:font-face style:name="sans-serif" svg:font-family="sans-serif"/>
  </office:font-face-decls>
  <office:automatic-styles>
    <style:style style:name="P1"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fo:background-color="transparent"/>
    </style:style>
    <style:style style:name="P2"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officeooo:paragraph-rsid="00668c91" fo:background-color="transparent"/>
    </style:style>
    <style:style style:name="P3" style:family="paragraph" style:parent-style-name="Preformatted_20_Text">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officeooo:paragraph-rsid="00668c91" fo:background-color="transparent"/>
    </style:style>
    <style:style style:name="P4"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officeooo:paragraph-rsid="006e26c5" fo:background-color="transparent"/>
    </style:style>
    <style:style style:name="P5"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officeooo:rsid="006aa586" officeooo:paragraph-rsid="006aa586" fo:background-color="transparent"/>
    </style:style>
    <style:style style:name="P6"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officeooo:paragraph-rsid="001b32c6" fo:background-color="transparent"/>
    </style:style>
    <style:style style:name="P7"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fo:background-color="transparent"/>
    </style:style>
    <style:style style:name="P8"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officeooo:paragraph-rsid="004052bb" fo:background-color="transparent"/>
    </style:style>
    <style:style style:name="P9" style:family="paragraph" style:parent-style-name="Text_20_body">
      <style:paragraph-properties fo:margin-left="0in" fo:margin-right="0in" fo:margin-top="0in" fo:margin-bottom="0in" style:contextual-spacing="false" fo:line-height="115%" fo:text-align="justify" style:justify-single-word="false" fo:text-indent="0in" style:auto-text-indent="false" fo:break-before="page"/>
      <style:text-properties fo:color="#000000" loext:opacity="100%" officeooo:paragraph-rsid="004052bb" fo:background-color="transparent"/>
    </style:style>
    <style:style style:name="P10"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officeooo:paragraph-rsid="006e26c5" fo:background-color="transparent"/>
    </style:style>
    <style:style style:name="P11" style:family="paragraph" style:parent-style-name="Preformatted_20_Text">
      <style:paragraph-properties fo:margin-top="0in" fo:margin-bottom="0in" style:contextual-spacing="false" fo:line-height="150%" fo:text-align="justify" style:justify-single-word="false"/>
      <style:text-properties fo:color="#000000" loext:opacity="100%" style:font-name="arial" fo:font-size="14pt" officeooo:rsid="004c7519" officeooo:paragraph-rsid="004c7519" fo:background-color="transparent" style:font-size-asian="12.25pt" style:font-size-complex="14pt"/>
    </style:style>
    <style:style style:name="P12" style:family="paragraph" style:parent-style-name="Text_20_body">
      <style:paragraph-properties fo:margin-top="0in" fo:margin-bottom="0in" style:contextual-spacing="false" fo:line-height="150%" fo:text-align="justify" style:justify-single-word="false"/>
      <style:text-properties fo:color="#000000" loext:opacity="100%" style:font-name="arial" fo:font-size="14pt" officeooo:rsid="004c7519" officeooo:paragraph-rsid="004c7519" fo:background-color="transparent" style:font-size-asian="12.25pt" style:font-size-complex="14pt"/>
    </style:style>
    <style:style style:name="P13" style:family="paragraph" style:parent-style-name="Preformatted_20_Text">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361ef" officeooo:paragraph-rsid="007361ef" fo:background-color="transparent"/>
    </style:style>
    <style:style style:name="P14"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361ef" officeooo:paragraph-rsid="007361ef" fo:background-color="transparent"/>
    </style:style>
    <style:style style:name="P15"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361ef" officeooo:paragraph-rsid="007361ef" fo:background-color="transparent" style:font-size-asian="14pt" style:font-size-complex="14pt"/>
    </style:style>
    <style:style style:name="P16"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361ef" officeooo:paragraph-rsid="007361ef" fo:background-color="transparent" style:font-size-asian="14pt" style:font-size-complex="14pt"/>
    </style:style>
    <style:style style:name="P17" style:family="paragraph" style:parent-style-name="Standard">
      <style:paragraph-properties style:line-height-at-least="0.198in"/>
      <style:text-properties fo:color="#000000" loext:opacity="100%" style:font-name="arial" fo:font-size="14pt" fo:font-weight="normal" fo:background-color="transparent" style:font-size-asian="14pt" style:font-size-complex="14pt"/>
    </style:style>
    <style:style style:name="P18"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b9bc5" officeooo:paragraph-rsid="007b9bc5" fo:background-color="transparent" style:font-size-asian="14pt" style:font-size-complex="14pt"/>
    </style:style>
    <style:style style:name="P19"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0266b" officeooo:paragraph-rsid="0070266b" fo:background-color="transparent"/>
    </style:style>
    <style:style style:name="P20" style:family="paragraph" style:parent-style-name="Standard">
      <style:paragraph-properties fo:line-height="100%" fo:text-align="justify" style:justify-single-word="false"/>
      <style:text-properties fo:color="#000000" loext:opacity="100%" style:font-name="Droid Sans Mono" fo:font-size="10.5pt" fo:font-weight="normal" fo:background-color="transparent"/>
    </style:style>
    <style:style style:name="P21" style:family="paragraph" style:parent-style-name="Standard">
      <style:paragraph-properties fo:margin-top="0in" fo:margin-bottom="0.1965in" style:contextual-spacing="false" fo:line-height="100%" fo:text-align="justify" style:justify-single-word="false"/>
      <style:text-properties fo:color="#000000" loext:opacity="100%" style:font-name="Droid Sans Mono" fo:font-size="10.5pt" fo:font-weight="normal" officeooo:paragraph-rsid="0078a2f6" fo:background-color="transparent"/>
    </style:style>
    <style:style style:name="P22"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style>
    <style:style style:name="P23" style:family="paragraph" style:parent-style-name="Text_20_body">
      <style:paragraph-properties fo:margin-top="0in" fo:margin-bottom="0in" style:contextual-spacing="false" fo:line-height="115%" fo:text-align="justify" style:justify-single-word="false"/>
    </style:style>
    <style:style style:name="P24"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style:font-name="arial1" fo:font-size="14pt" officeooo:paragraph-rsid="00148007"/>
    </style:style>
    <style:style style:name="P25"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style:font-name="Arial" fo:font-size="14pt" fo:language="es" fo:country="MX" officeooo:rsid="00197339" officeooo:paragraph-rsid="00197339" style:font-size-asian="14pt" style:font-size-complex="14pt"/>
    </style:style>
    <style:style style:name="P26"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148007" officeooo:paragraph-rsid="001a36ed" style:font-size-asian="14pt" style:font-size-complex="14pt"/>
    </style:style>
    <style:style style:name="P27"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148007" officeooo:paragraph-rsid="00148007" style:font-size-asian="14pt" style:font-size-complex="14pt"/>
    </style:style>
    <style:style style:name="P28" style:family="paragraph" style:parent-style-name="Standard">
      <style:paragraph-properties fo:margin-top="0in" fo:margin-bottom="0in" style:contextual-spacing="false" fo:line-height="115%" fo:break-before="page"/>
      <style:text-properties style:font-name="Arial" fo:font-size="14pt" fo:language="es" fo:country="MX" officeooo:rsid="00148007" officeooo:paragraph-rsid="00148007" style:font-size-asian="14pt" style:font-size-complex="14pt"/>
    </style:style>
    <style:style style:name="P29" style:family="paragraph" style:parent-style-name="Standard">
      <style:paragraph-properties fo:margin-top="0in" fo:margin-bottom="0in" style:contextual-spacing="false" fo:line-height="115%"/>
      <style:text-properties style:font-name="Arial" fo:font-size="14pt" fo:language="es" fo:country="MX" officeooo:rsid="00148007" officeooo:paragraph-rsid="00148007" style:font-size-asian="14pt" style:font-size-complex="14pt"/>
    </style:style>
    <style:style style:name="P30"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1c451b" officeooo:paragraph-rsid="001c451b" style:font-size-asian="14pt" style:font-size-complex="14pt"/>
    </style:style>
    <style:style style:name="P31"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1e4d6b" officeooo:paragraph-rsid="001e4d6b" style:font-size-asian="14pt" style:font-size-complex="14pt"/>
    </style:style>
    <style:style style:name="P32" style:family="paragraph" style:parent-style-name="Standard">
      <style:paragraph-properties fo:margin-top="0in" fo:margin-bottom="0in" style:contextual-spacing="false" fo:line-height="115%"/>
      <style:text-properties style:font-name="Arial" fo:font-size="14pt" fo:language="es" fo:country="MX" officeooo:rsid="001e4d6b" officeooo:paragraph-rsid="001e4d6b" style:font-size-asian="14pt" style:font-size-complex="14pt"/>
    </style:style>
    <style:style style:name="P33"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2b46c2" officeooo:paragraph-rsid="002b46c2" style:font-size-asian="14pt" style:font-size-complex="14pt"/>
    </style:style>
    <style:style style:name="P34" style:family="paragraph" style:parent-style-name="Standard">
      <style:paragraph-properties fo:margin-top="0in" fo:margin-bottom="0in" style:contextual-spacing="false" fo:line-height="115%"/>
      <style:text-properties style:font-name="Arial" fo:font-size="14pt" fo:language="es" fo:country="MX" officeooo:rsid="002f0aa4" officeooo:paragraph-rsid="002f0aa4" style:font-size-asian="14pt" style:font-size-complex="14pt"/>
    </style:style>
    <style:style style:name="P35" style:family="paragraph" style:parent-style-name="Standard">
      <style:paragraph-properties fo:margin-top="0in" fo:margin-bottom="0in" style:contextual-spacing="false" fo:line-height="115%"/>
      <style:text-properties style:font-name="Arial" fo:font-size="14pt" fo:language="es" fo:country="MX" officeooo:rsid="0017b2dd" officeooo:paragraph-rsid="0017b2dd" style:font-size-asian="14pt" style:font-size-complex="14pt"/>
    </style:style>
    <style:style style:name="P36" style:family="paragraph" style:parent-style-name="Standard">
      <style:paragraph-properties fo:margin-top="0in" fo:margin-bottom="0in" style:contextual-spacing="false" fo:line-height="115%"/>
      <style:text-properties style:font-name="Arial" fo:font-size="14pt" fo:language="es" fo:country="MX" officeooo:rsid="00226728" officeooo:paragraph-rsid="00226728" style:font-size-asian="14pt" style:font-size-complex="14pt"/>
    </style:style>
    <style:style style:name="P37" style:family="paragraph" style:parent-style-name="Standard">
      <style:paragraph-properties fo:margin-top="0in" fo:margin-bottom="0in" style:contextual-spacing="false" fo:line-height="115%"/>
      <style:text-properties style:font-name="Arial" fo:font-size="14pt" fo:language="es" fo:country="MX" officeooo:rsid="00242478" officeooo:paragraph-rsid="00242478" style:font-size-asian="14pt" style:font-size-complex="14pt"/>
    </style:style>
    <style:style style:name="P38" style:family="paragraph" style:parent-style-name="Standard">
      <style:paragraph-properties fo:margin-top="0in" fo:margin-bottom="0in" style:contextual-spacing="false" fo:line-height="115%"/>
      <style:text-properties style:font-name="Arial" fo:font-size="14pt" fo:language="es" fo:country="MX" officeooo:rsid="0026a755" officeooo:paragraph-rsid="0026a755" style:font-size-asian="14pt" style:font-size-complex="14pt"/>
    </style:style>
    <style:style style:name="P39" style:family="paragraph" style:parent-style-name="Standard">
      <style:paragraph-properties fo:margin-top="0in" fo:margin-bottom="0in" style:contextual-spacing="false" fo:line-height="115%" fo:break-before="page"/>
      <style:text-properties style:font-name="Arial" fo:font-size="14pt" fo:language="es" fo:country="MX" officeooo:rsid="0026a755" officeooo:paragraph-rsid="0026a755" style:font-size-asian="14pt" style:font-size-complex="14pt"/>
    </style:style>
    <style:style style:name="P40" style:family="paragraph" style:parent-style-name="Standard">
      <style:paragraph-properties fo:margin-top="0in" fo:margin-bottom="0in" style:contextual-spacing="false" fo:line-height="115%"/>
      <style:text-properties style:font-name="Arial" fo:font-size="14pt" fo:language="es" fo:country="MX" officeooo:rsid="00271667" officeooo:paragraph-rsid="00271667" style:font-size-asian="14pt" style:font-size-complex="14pt"/>
    </style:style>
    <style:style style:name="P41" style:family="paragraph" style:parent-style-name="Standard">
      <style:paragraph-properties fo:margin-top="0in" fo:margin-bottom="0in" style:contextual-spacing="false" fo:line-height="115%"/>
      <style:text-properties style:font-name="Arial" fo:font-size="14pt" fo:language="es" fo:country="MX" officeooo:rsid="002c66f7" officeooo:paragraph-rsid="002c66f7" style:font-size-asian="14pt" style:font-size-complex="14pt"/>
    </style:style>
    <style:style style:name="P42" style:family="paragraph" style:parent-style-name="Standard">
      <style:paragraph-properties fo:margin-top="0in" fo:margin-bottom="0in" style:contextual-spacing="false" fo:line-height="115%"/>
      <style:text-properties style:font-name="Arial" fo:font-size="14pt" fo:language="es" fo:country="MX" officeooo:rsid="0031a553" officeooo:paragraph-rsid="0031a553" style:font-size-asian="14pt" style:font-size-complex="14pt"/>
    </style:style>
    <style:style style:name="P43" style:family="paragraph" style:parent-style-name="Standard">
      <style:paragraph-properties fo:margin-top="0in" fo:margin-bottom="0in" style:contextual-spacing="false" fo:line-height="115%"/>
      <style:text-properties style:font-name="Arial" fo:font-size="14pt" fo:language="es" fo:country="MX" officeooo:rsid="0034070b" officeooo:paragraph-rsid="0034070b" style:font-size-asian="14pt" style:font-size-complex="14pt"/>
    </style:style>
    <style:style style:name="P44" style:family="paragraph" style:parent-style-name="Standard">
      <style:paragraph-properties fo:margin-top="0in" fo:margin-bottom="0in" style:contextual-spacing="false" fo:line-height="115%"/>
      <style:text-properties style:font-name="Arial" fo:font-size="14pt" fo:language="es" fo:country="MX" officeooo:rsid="0035d9ef" officeooo:paragraph-rsid="0035d9ef" style:font-size-asian="14pt" style:font-size-complex="14pt"/>
    </style:style>
    <style:style style:name="P45" style:family="paragraph" style:parent-style-name="Standard">
      <style:paragraph-properties fo:margin-top="0in" fo:margin-bottom="0in" style:contextual-spacing="false" fo:line-height="115%"/>
      <style:text-properties style:font-name="Arial" fo:font-size="14pt" fo:language="es" fo:country="MX" officeooo:rsid="003b4043" officeooo:paragraph-rsid="003b4043" style:font-size-asian="14pt" style:font-size-complex="14pt"/>
    </style:style>
    <style:style style:name="P46" style:family="paragraph" style:parent-style-name="Standard">
      <style:paragraph-properties fo:margin-top="0in" fo:margin-bottom="0in" style:contextual-spacing="false" fo:line-height="115%"/>
      <style:text-properties style:font-name="Arial" fo:font-size="14pt" fo:language="es" fo:country="MX" officeooo:rsid="0032bec2" officeooo:paragraph-rsid="0032bec2" style:font-size-asian="14pt" style:font-size-complex="14pt"/>
    </style:style>
    <style:style style:name="P47" style:family="paragraph" style:parent-style-name="Standard">
      <style:paragraph-properties fo:margin-top="0in" fo:margin-bottom="0in" style:contextual-spacing="false" fo:line-height="115%"/>
      <style:text-properties style:font-name="Arial" fo:font-size="14pt" fo:language="es" fo:country="MX" officeooo:rsid="0043200c" officeooo:paragraph-rsid="0043200c" style:font-size-asian="14pt" style:font-size-complex="14pt"/>
    </style:style>
    <style:style style:name="P48" style:family="paragraph" style:parent-style-name="Standard">
      <style:paragraph-properties fo:margin-top="0in" fo:margin-bottom="0in" style:contextual-spacing="false" fo:line-height="115%"/>
      <style:text-properties style:font-name="Arial" fo:font-size="14pt" fo:language="es" fo:country="MX" officeooo:rsid="0043c3f1" officeooo:paragraph-rsid="0043c3f1" style:font-size-asian="14pt" style:font-size-complex="14pt"/>
    </style:style>
    <style:style style:name="P49" style:family="paragraph" style:parent-style-name="Standard">
      <style:paragraph-properties fo:margin-top="0.0398in" fo:margin-bottom="0.0398in" style:contextual-spacing="false" fo:line-height="115%"/>
      <style:text-properties style:font-name="Arial" fo:font-size="14pt" fo:language="es" fo:country="MX" officeooo:rsid="0043c3f1" officeooo:paragraph-rsid="0043c3f1" style:font-size-asian="14pt" style:font-size-complex="14pt"/>
    </style:style>
    <style:style style:name="P50" style:family="paragraph" style:parent-style-name="Standard">
      <style:paragraph-properties fo:margin-top="0in" fo:margin-bottom="0in" style:contextual-spacing="false" fo:line-height="115%"/>
      <style:text-properties style:font-name="Arial" fo:font-size="14pt" fo:language="es" fo:country="MX" officeooo:rsid="0044df7d" officeooo:paragraph-rsid="0044df7d" style:font-size-asian="14pt" style:font-size-complex="14pt"/>
    </style:style>
    <style:style style:name="P51" style:family="paragraph" style:parent-style-name="Standard">
      <style:paragraph-properties fo:margin-top="0in" fo:margin-bottom="0in" style:contextual-spacing="false" fo:line-height="115%"/>
      <style:text-properties style:font-name="Arial" fo:font-size="14pt" fo:language="es" fo:country="MX" officeooo:rsid="00452601" officeooo:paragraph-rsid="00452601" style:font-size-asian="14pt" style:font-size-complex="14pt"/>
    </style:style>
    <style:style style:name="P52" style:family="paragraph" style:parent-style-name="Standard">
      <style:paragraph-properties fo:margin-top="0in" fo:margin-bottom="0in" style:contextual-spacing="false" fo:line-height="115%"/>
      <style:text-properties style:font-name="Arial" fo:font-size="14pt" fo:language="es" fo:country="MX" officeooo:rsid="00462339" officeooo:paragraph-rsid="00462339" style:font-size-asian="14pt" style:font-size-complex="14pt"/>
    </style:style>
    <style:style style:name="P53" style:family="paragraph" style:parent-style-name="Standard">
      <style:paragraph-properties fo:margin-top="0in" fo:margin-bottom="0in" style:contextual-spacing="false" fo:line-height="115%"/>
      <style:text-properties style:font-name="Arial" fo:font-size="14pt" fo:language="es" fo:country="MX" officeooo:rsid="0048d61f" officeooo:paragraph-rsid="0048d61f" style:font-size-asian="14pt" style:font-size-complex="14pt"/>
    </style:style>
    <style:style style:name="P54" style:family="paragraph" style:parent-style-name="Standard">
      <style:paragraph-properties fo:margin-top="0in" fo:margin-bottom="0in" style:contextual-spacing="false" fo:line-height="115%"/>
      <style:text-properties style:font-name="Arial" fo:font-size="14pt" fo:language="es" fo:country="MX" officeooo:rsid="004b1184" officeooo:paragraph-rsid="004b1184" style:font-size-asian="14pt" style:font-size-complex="14pt"/>
    </style:style>
    <style:style style:name="P55" style:family="paragraph" style:parent-style-name="Standard">
      <style:paragraph-properties fo:margin-top="0in" fo:margin-bottom="0in" style:contextual-spacing="false" fo:line-height="115%"/>
      <style:text-properties style:font-name="Arial" fo:font-size="14pt" fo:language="es" fo:country="MX" officeooo:rsid="004f5efa" officeooo:paragraph-rsid="004f5efa" style:font-size-asian="14pt" style:font-size-complex="14pt"/>
    </style:style>
    <style:style style:name="P56" style:family="paragraph" style:parent-style-name="Standard">
      <style:paragraph-properties fo:margin-top="0in" fo:margin-bottom="0in" style:contextual-spacing="false" fo:line-height="115%"/>
      <style:text-properties style:font-name="Arial" fo:font-size="14pt" fo:language="es" fo:country="MX" officeooo:rsid="00503597" officeooo:paragraph-rsid="00503597" style:font-size-asian="14pt" style:font-size-complex="14pt"/>
    </style:style>
    <style:style style:name="P57" style:family="paragraph" style:parent-style-name="Standard">
      <style:paragraph-properties fo:margin-top="0in" fo:margin-bottom="0in" style:contextual-spacing="false" fo:line-height="115%"/>
      <style:text-properties style:font-name="Arial" fo:font-size="14pt" fo:language="es" fo:country="MX" officeooo:rsid="00546a7f" officeooo:paragraph-rsid="00546a7f" style:font-size-asian="14pt" style:font-size-complex="14pt"/>
    </style:style>
    <style:style style:name="P58" style:family="paragraph" style:parent-style-name="Standard">
      <style:paragraph-properties fo:margin-top="0in" fo:margin-bottom="0in" style:contextual-spacing="false" fo:line-height="115%"/>
      <style:text-properties style:font-name="Arial" fo:font-size="14pt" fo:language="es" fo:country="MX" officeooo:rsid="005ed9e1" officeooo:paragraph-rsid="005ed9e1" style:font-size-asian="14pt" style:font-size-complex="14pt"/>
    </style:style>
    <style:style style:name="P59" style:family="paragraph" style:parent-style-name="Standard">
      <style:paragraph-properties fo:margin-top="0in" fo:margin-bottom="0in" style:contextual-spacing="false" fo:line-height="115%"/>
      <style:text-properties style:font-name="Arial" fo:font-size="14pt" fo:language="es" fo:country="MX" officeooo:rsid="00608050" officeooo:paragraph-rsid="00608050" style:font-size-asian="14pt" style:font-size-complex="14pt"/>
    </style:style>
    <style:style style:name="P60" style:family="paragraph" style:parent-style-name="Standard">
      <style:paragraph-properties fo:margin-top="0in" fo:margin-bottom="0in" style:contextual-spacing="false" fo:line-height="115%"/>
      <style:text-properties style:font-name="Arial" fo:font-size="14pt" fo:language="es" fo:country="MX" officeooo:rsid="00642620" officeooo:paragraph-rsid="00642620" style:font-size-asian="14pt" style:font-size-complex="14pt"/>
    </style:style>
    <style:style style:name="P61" style:family="paragraph" style:parent-style-name="Standard">
      <style:paragraph-properties fo:margin-top="0in" fo:margin-bottom="0in" style:contextual-spacing="false" fo:line-height="115%"/>
      <style:text-properties style:font-name="Arial" fo:font-size="14pt" fo:language="es" fo:country="MX" officeooo:rsid="006869a6" officeooo:paragraph-rsid="006869a6" style:font-size-asian="14pt" style:font-size-complex="14pt"/>
    </style:style>
    <style:style style:name="P62" style:family="paragraph" style:parent-style-name="Standard">
      <style:paragraph-properties fo:margin-top="0in" fo:margin-bottom="0in" style:contextual-spacing="false" fo:line-height="115%"/>
      <style:text-properties style:font-name="Arial" fo:font-size="14pt" fo:language="es" fo:country="MX" officeooo:rsid="0068f277" officeooo:paragraph-rsid="0068f277" style:font-size-asian="14pt" style:font-size-complex="14pt"/>
    </style:style>
    <style:style style:name="P63" style:family="paragraph" style:parent-style-name="Standard">
      <style:paragraph-properties fo:margin-top="0in" fo:margin-bottom="0in" style:contextual-spacing="false" fo:line-height="115%"/>
      <style:text-properties style:font-name="Arial" fo:font-size="14pt" fo:language="es" fo:country="MX" officeooo:rsid="007044f2" officeooo:paragraph-rsid="007044f2" style:font-size-asian="14pt" style:font-size-complex="14pt"/>
    </style:style>
    <style:style style:name="P64" style:family="paragraph" style:parent-style-name="Standard">
      <style:paragraph-properties fo:margin-top="0in" fo:margin-bottom="0in" style:contextual-spacing="false" fo:line-height="115%"/>
      <style:text-properties style:font-name="Arial" fo:font-size="14pt" fo:language="es" fo:country="MX" officeooo:rsid="0070cbbb" officeooo:paragraph-rsid="0070cbbb" style:font-size-asian="14pt" style:font-size-complex="14pt"/>
    </style:style>
    <style:style style:name="P65" style:family="paragraph" style:parent-style-name="Standard">
      <style:paragraph-properties fo:margin-top="0in" fo:margin-bottom="0in" style:contextual-spacing="false" fo:line-height="115%"/>
      <style:text-properties style:font-name="Arial" fo:font-size="14pt" fo:language="es" fo:country="MX" officeooo:rsid="00713932" officeooo:paragraph-rsid="00713932" style:font-size-asian="14pt" style:font-size-complex="14pt"/>
    </style:style>
    <style:style style:name="P66" style:family="paragraph" style:parent-style-name="Standard">
      <style:paragraph-properties fo:margin-top="0in" fo:margin-bottom="0in" style:contextual-spacing="false" fo:line-height="115%"/>
      <style:text-properties style:font-name="Arial" fo:font-size="14pt" fo:language="es" fo:country="MX" officeooo:rsid="0071ef57" officeooo:paragraph-rsid="0071ef57" style:font-size-asian="14pt" style:font-size-complex="14pt"/>
    </style:style>
    <style:style style:name="P67" style:family="paragraph" style:parent-style-name="Standard">
      <style:paragraph-properties fo:margin-top="0in" fo:margin-bottom="0in" style:contextual-spacing="false" fo:line-height="115%"/>
      <style:text-properties style:font-name="Arial" fo:font-size="14pt" fo:language="es" fo:country="MX" officeooo:rsid="0074b830" officeooo:paragraph-rsid="0074b830" style:font-size-asian="14pt" style:font-size-complex="14pt"/>
    </style:style>
    <style:style style:name="P68" style:family="paragraph" style:parent-style-name="Standard">
      <style:paragraph-properties fo:margin-top="0in" fo:margin-bottom="0in" style:contextual-spacing="false" fo:line-height="115%"/>
      <style:text-properties style:font-name="Arial" fo:font-size="14pt" fo:language="es" fo:country="MX" officeooo:rsid="007ac613" officeooo:paragraph-rsid="007ac613" style:font-size-asian="14pt" style:font-size-complex="14pt"/>
    </style:style>
    <style:style style:name="P69" style:family="paragraph" style:parent-style-name="Standard">
      <style:paragraph-properties fo:margin-top="0in" fo:margin-bottom="0in" style:contextual-spacing="false" fo:line-height="115%"/>
      <style:text-properties style:font-name="Arial" fo:font-size="14pt" fo:language="es" fo:country="MX" officeooo:rsid="007b9bc5" officeooo:paragraph-rsid="007b9bc5" style:font-size-asian="14pt" style:font-size-complex="14pt"/>
    </style:style>
    <style:style style:name="P70" style:family="paragraph" style:parent-style-name="Standard">
      <style:paragraph-properties fo:margin-top="0in" fo:margin-bottom="0in" style:contextual-spacing="false" fo:line-height="115%"/>
      <style:text-properties style:font-name="Arial" fo:font-size="14pt" fo:language="es" fo:country="MX" officeooo:rsid="007dcf46" officeooo:paragraph-rsid="007dcf46" style:font-size-asian="14pt" style:font-size-complex="14pt"/>
    </style:style>
    <style:style style:name="P71" style:family="paragraph" style:parent-style-name="Standard">
      <style:paragraph-properties fo:margin-top="0in" fo:margin-bottom="0in" style:contextual-spacing="false" fo:line-height="115%"/>
      <style:text-properties style:font-name="Arial" fo:font-size="14pt" fo:language="es" fo:country="MX" officeooo:rsid="007f8e83" officeooo:paragraph-rsid="007f8e83" style:font-size-asian="14pt" style:font-size-complex="14pt"/>
    </style:style>
    <style:style style:name="P72" style:family="paragraph" style:parent-style-name="Standard">
      <style:paragraph-properties fo:margin-top="0in" fo:margin-bottom="0in" style:contextual-spacing="false" fo:line-height="115%"/>
      <style:text-properties style:font-name="Arial" fo:font-size="14pt" fo:language="es" fo:country="MX" officeooo:rsid="0087c0bf" officeooo:paragraph-rsid="0087c0bf" style:font-size-asian="14pt" style:font-size-complex="14pt"/>
    </style:style>
    <style:style style:name="P73" style:family="paragraph" style:parent-style-name="Standard">
      <style:paragraph-properties fo:margin-top="0in" fo:margin-bottom="0in" style:contextual-spacing="false" fo:line-height="115%"/>
      <style:text-properties style:font-name="Arial" fo:font-size="14pt" fo:language="es" fo:country="MX" officeooo:rsid="008b239e" officeooo:paragraph-rsid="008b239e" style:font-size-asian="14pt" style:font-size-complex="14pt"/>
    </style:style>
    <style:style style:name="P74"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8fe1b3" officeooo:paragraph-rsid="009194ad" style:font-size-asian="14pt" style:font-size-complex="14pt"/>
    </style:style>
    <style:style style:name="P75"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94190e" officeooo:paragraph-rsid="0094190e" style:font-size-asian="14pt" style:font-size-complex="14pt"/>
    </style:style>
    <style:style style:name="P76"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9194ad" officeooo:paragraph-rsid="009194ad" style:font-size-asian="14pt" style:font-size-complex="14pt"/>
    </style:style>
    <style:style style:name="P77" style:family="paragraph" style:parent-style-name="Standard">
      <style:paragraph-properties fo:margin-top="0in" fo:margin-bottom="0in" style:contextual-spacing="false" fo:line-height="115%"/>
      <style:text-properties style:font-name="Arial" fo:font-size="14pt" fo:language="es" fo:country="MX" officeooo:rsid="00973695" officeooo:paragraph-rsid="00973695" style:font-size-asian="14pt" style:font-size-complex="14pt"/>
    </style:style>
    <style:style style:name="P78" style:family="paragraph" style:parent-style-name="Standard">
      <style:paragraph-properties fo:margin-top="0in" fo:margin-bottom="0in" style:contextual-spacing="false" fo:line-height="115%"/>
      <style:text-properties style:font-name="Arial" fo:font-size="14pt" fo:language="es" fo:country="MX" officeooo:rsid="00977670" officeooo:paragraph-rsid="00977670" style:font-size-asian="14pt" style:font-size-complex="14pt"/>
    </style:style>
    <style:style style:name="P79" style:family="paragraph" style:parent-style-name="Standard">
      <style:paragraph-properties fo:margin-top="0in" fo:margin-bottom="0in" style:contextual-spacing="false" fo:line-height="115%"/>
      <style:text-properties style:font-name="Arial" fo:font-size="14pt" fo:language="es" fo:country="MX" officeooo:rsid="00990119" officeooo:paragraph-rsid="00990119" style:font-size-asian="14pt" style:font-size-complex="14pt"/>
    </style:style>
    <style:style style:name="P80" style:family="paragraph" style:parent-style-name="Standard">
      <style:paragraph-properties fo:margin-top="0in" fo:margin-bottom="0in" style:contextual-spacing="false" fo:line-height="115%"/>
      <style:text-properties style:font-name="Arial" fo:font-size="14pt" fo:language="es" fo:country="MX" officeooo:rsid="009a0ee7" officeooo:paragraph-rsid="009a0ee7" style:font-size-asian="14pt" style:font-size-complex="14pt"/>
    </style:style>
    <style:style style:name="P81" style:family="paragraph" style:parent-style-name="Standard">
      <style:paragraph-properties fo:margin-top="0in" fo:margin-bottom="0in" style:contextual-spacing="false" fo:line-height="115%"/>
      <style:text-properties style:font-name="Arial" fo:font-size="14pt" fo:language="es" fo:country="MX" officeooo:rsid="009b848a" officeooo:paragraph-rsid="009b848a" style:font-size-asian="14pt" style:font-size-complex="14pt"/>
    </style:style>
    <style:style style:name="P82" style:family="paragraph" style:parent-style-name="Standard">
      <style:paragraph-properties fo:margin-top="0in" fo:margin-bottom="0in" style:contextual-spacing="false" fo:line-height="115%"/>
      <style:text-properties style:font-name="Arial" fo:font-size="14pt" fo:language="es" fo:country="MX" officeooo:rsid="009c1c3b" officeooo:paragraph-rsid="009c1c3b" style:font-size-asian="14pt" style:font-size-complex="14pt"/>
    </style:style>
    <style:style style:name="P83" style:family="paragraph" style:parent-style-name="Standard">
      <style:paragraph-properties fo:margin-top="0in" fo:margin-bottom="0in" style:contextual-spacing="false" fo:line-height="115%"/>
      <style:text-properties style:font-name="Arial" fo:font-size="14pt" fo:language="es" fo:country="MX" officeooo:rsid="009f0f7d" officeooo:paragraph-rsid="009f0f7d" style:font-size-asian="14pt" style:font-size-complex="14pt"/>
    </style:style>
    <style:style style:name="P84" style:family="paragraph" style:parent-style-name="Standard">
      <style:paragraph-properties fo:margin-top="0in" fo:margin-bottom="0in" style:contextual-spacing="false" fo:line-height="115%"/>
      <style:text-properties style:font-name="Arial" fo:font-size="14pt" fo:language="es" fo:country="MX" officeooo:rsid="009fd08d" officeooo:paragraph-rsid="009fd08d" style:font-size-asian="14pt" style:font-size-complex="14pt"/>
    </style:style>
    <style:style style:name="P85" style:family="paragraph" style:parent-style-name="Standard">
      <style:paragraph-properties fo:margin-top="0in" fo:margin-bottom="0in" style:contextual-spacing="false" fo:line-height="115%"/>
      <style:text-properties style:font-name="Arial" fo:font-size="14pt" officeooo:paragraph-rsid="0031a553"/>
    </style:style>
    <style:style style:name="P86"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officeooo:paragraph-rsid="00148007" style:font-size-asian="14pt" style:font-size-complex="14pt"/>
    </style:style>
    <style:style style:name="P87" style:family="paragraph" style:parent-style-name="Text_20_body">
      <style:paragraph-properties fo:margin-left="0in" fo:margin-right="0in" fo:margin-top="0in" fo:margin-bottom="0in" style:contextual-spacing="false" fo:line-height="100%" fo:text-align="justify" style:justify-single-word="false" fo:text-indent="0in" style:auto-text-indent="false"/>
    </style:style>
    <style:style style:name="P88" style:family="paragraph" style:parent-style-name="Standard">
      <style:paragraph-properties fo:margin-top="0in" fo:margin-bottom="0.1965in" style:contextual-spacing="false" fo:line-height="100%" fo:text-align="justify" style:justify-single-word="false"/>
      <style:text-properties officeooo:paragraph-rsid="0078a2f6"/>
    </style:style>
    <style:style style:name="P89" style:family="paragraph" style:parent-style-name="Standard">
      <style:paragraph-properties fo:margin-top="0in" fo:margin-bottom="0in" style:contextual-spacing="false" fo:line-height="115%"/>
      <style:text-properties fo:language="es" fo:country="MX" officeooo:rsid="00148007" officeooo:paragraph-rsid="0016eafe"/>
    </style:style>
    <style:style style:name="P90" style:family="paragraph" style:parent-style-name="Preformatted_20_Text">
      <style:paragraph-properties fo:line-height="150%"/>
    </style:style>
    <style:style style:name="P91" style:family="paragraph" style:parent-style-name="Preformatted_20_Text">
      <style:paragraph-properties fo:margin-top="0in" fo:margin-bottom="0.1965in" style:contextual-spacing="false" fo:line-height="150%"/>
    </style:style>
    <style:style style:name="P92" style:family="paragraph" style:parent-style-name="Text_20_body">
      <style:paragraph-properties fo:margin-top="0in" fo:margin-bottom="0in" style:contextual-spacing="false" fo:line-height="150%" fo:text-align="justify" style:justify-single-word="false"/>
      <style:text-properties officeooo:paragraph-rsid="004d5f9f"/>
    </style:style>
    <style:style style:name="P93" style:family="paragraph" style:parent-style-name="Text_20_body">
      <style:paragraph-properties fo:margin-top="0in" fo:margin-bottom="0in" style:contextual-spacing="false" fo:line-height="150%" fo:text-align="justify" style:justify-single-word="false"/>
      <style:text-properties officeooo:paragraph-rsid="00509695"/>
    </style:style>
    <style:style style:name="P94" style:family="paragraph" style:parent-style-name="Text_20_body">
      <style:paragraph-properties fo:margin-top="0in" fo:margin-bottom="0in" style:contextual-spacing="false" fo:line-height="150%" fo:text-align="justify" style:justify-single-word="false" fo:break-before="page"/>
      <style:text-properties officeooo:paragraph-rsid="00509695"/>
    </style:style>
    <style:style style:name="P95" style:family="paragraph" style:parent-style-name="Text_20_body">
      <style:paragraph-properties fo:margin-top="0in" fo:margin-bottom="0in" style:contextual-spacing="false" fo:line-height="150%" fo:text-align="justify" style:justify-single-word="false"/>
      <style:text-properties officeooo:paragraph-rsid="0050f7b8"/>
    </style:style>
    <style:style style:name="P96" style:family="paragraph" style:parent-style-name="Text_20_body">
      <style:paragraph-properties fo:margin-top="0in" fo:margin-bottom="0in" style:contextual-spacing="false" fo:line-height="150%" fo:text-align="justify" style:justify-single-word="false"/>
      <style:text-properties officeooo:paragraph-rsid="0052d403"/>
    </style:style>
    <style:style style:name="P97" style:family="paragraph" style:parent-style-name="Text_20_body">
      <style:paragraph-properties fo:margin-top="0in" fo:margin-bottom="0in" style:contextual-spacing="false" fo:line-height="150%" fo:text-align="justify" style:justify-single-word="false" fo:break-before="page"/>
      <style:text-properties officeooo:paragraph-rsid="0052d403"/>
    </style:style>
    <style:style style:name="P98" style:family="paragraph" style:parent-style-name="Preformatted_20_Text">
      <style:paragraph-properties fo:margin-top="0in" fo:margin-bottom="0.1965in" style:contextual-spacing="false" fo:line-height="150%" fo:text-align="justify" style:justify-single-word="false"/>
      <style:text-properties officeooo:paragraph-rsid="0076dd8b"/>
    </style:style>
    <style:style style:name="P99" style:family="paragraph" style:parent-style-name="Preformatted_20_Text">
      <style:paragraph-properties fo:margin-top="0in" fo:margin-bottom="0.1965in" style:contextual-spacing="false" fo:line-height="150%" fo:text-align="justify" style:justify-single-word="false"/>
      <style:text-properties officeooo:paragraph-rsid="0079a1a9"/>
    </style:style>
    <style:style style:name="P100" style:family="paragraph" style:parent-style-name="Standard">
      <style:paragraph-properties fo:margin-top="0.0398in" fo:margin-bottom="0.0398in" style:contextual-spacing="false" fo:line-height="115%"/>
      <style:text-properties fo:font-variant="normal" fo:text-transform="none" fo:color="#000000" loext:opacity="100%" style:text-line-through-style="none" style:text-line-through-type="none" style:font-name="arial" fo:font-size="14pt" fo:language="es" fo:country="MX" fo:font-style="normal" style:text-underline-style="none" fo:font-weight="normal" officeooo:rsid="0044d7e2" officeooo:paragraph-rsid="0044d7e2" style:text-blinking="false" fo:background-color="transparent" style:font-size-asian="14pt" style:font-size-complex="14pt"/>
    </style:style>
    <style:style style:name="P101" style:family="paragraph" style:parent-style-name="Text_20_body">
      <style:paragraph-properties fo:margin-top="0in" fo:margin-bottom="0in" style:contextual-spacing="false" fo:line-height="150%" fo:text-align="justify" style:justify-single-word="false"/>
      <style:text-properties style:font-name="arial" fo:font-size="14pt" officeooo:rsid="00530bba" officeooo:paragraph-rsid="00530bba" style:font-size-asian="12.25pt" style:font-size-complex="14pt"/>
    </style:style>
    <style:style style:name="P102" style:family="paragraph" style:parent-style-name="Text_20_body">
      <style:paragraph-properties fo:margin-top="0in" fo:margin-bottom="0in" style:contextual-spacing="false" fo:line-height="150%" fo:text-align="justify" style:justify-single-word="false"/>
      <style:text-properties style:font-name="arial" fo:font-size="14pt" officeooo:rsid="005494e1" officeooo:paragraph-rsid="005494e1" style:font-size-asian="12.25pt" style:font-size-complex="14pt"/>
    </style:style>
    <style:style style:name="P103" style:family="paragraph" style:parent-style-name="Text_20_body">
      <style:paragraph-properties fo:margin-top="0in" fo:margin-bottom="0in" style:contextual-spacing="false" fo:line-height="150%" fo:text-align="justify" style:justify-single-word="false"/>
      <style:text-properties style:font-name="arial" fo:font-size="14pt" officeooo:rsid="005494e1" officeooo:paragraph-rsid="005742ce" style:font-size-asian="12.25pt" style:font-size-complex="14pt"/>
    </style:style>
    <style:style style:name="P104" style:family="paragraph" style:parent-style-name="Text_20_body">
      <style:paragraph-properties fo:margin-top="0in" fo:margin-bottom="0in" style:contextual-spacing="false" fo:line-height="150%" fo:text-align="justify" style:justify-single-word="false"/>
      <style:text-properties style:font-name="arial" fo:font-size="14pt" officeooo:rsid="0055a525" officeooo:paragraph-rsid="0055a525" style:font-size-asian="12.25pt" style:font-size-complex="14pt"/>
    </style:style>
    <style:style style:name="P105" style:family="paragraph" style:parent-style-name="Text_20_body">
      <style:paragraph-properties fo:margin-top="0in" fo:margin-bottom="0in" style:contextual-spacing="false" fo:line-height="150%" fo:text-align="justify" style:justify-single-word="false"/>
      <style:text-properties style:font-name="arial" fo:font-size="14pt" officeooo:rsid="005c794d" officeooo:paragraph-rsid="005c794d" style:font-size-asian="12.25pt" style:font-size-complex="14pt"/>
    </style:style>
    <style:style style:name="P106" style:family="paragraph" style:parent-style-name="Text_20_body">
      <style:paragraph-properties fo:margin-top="0in" fo:margin-bottom="0in" style:contextual-spacing="false" fo:line-height="150%" fo:text-align="justify" style:justify-single-word="false"/>
      <style:text-properties style:font-name="arial" fo:font-size="14pt" officeooo:rsid="005c8f4c" officeooo:paragraph-rsid="005c8f4c" style:font-size-asian="12.25pt" style:font-size-complex="14pt"/>
    </style:style>
    <style:style style:name="P107" style:family="paragraph" style:parent-style-name="Text_20_body">
      <style:paragraph-properties fo:margin-top="0in" fo:margin-bottom="0in" style:contextual-spacing="false" fo:line-height="150%" fo:text-align="justify" style:justify-single-word="false"/>
      <style:text-properties style:font-name="arial" fo:font-size="14pt" officeooo:rsid="0062791d" officeooo:paragraph-rsid="0062791d" style:font-size-asian="12.25pt" style:font-size-complex="14pt"/>
    </style:style>
    <style:style style:name="P108" style:family="paragraph" style:parent-style-name="Text_20_body">
      <style:paragraph-properties fo:margin-top="0in" fo:margin-bottom="0in" style:contextual-spacing="false" fo:line-height="150%" fo:text-align="justify" style:justify-single-word="false"/>
      <style:text-properties style:font-name="arial" fo:font-size="14pt" officeooo:rsid="006c71d3" officeooo:paragraph-rsid="006c71d3" style:font-size-asian="12.25pt" style:font-size-complex="14pt"/>
    </style:style>
    <style:style style:name="P109" style:family="paragraph" style:parent-style-name="Text_20_body">
      <style:paragraph-properties fo:margin-top="0in" fo:margin-bottom="0in" style:contextual-spacing="false" fo:line-height="150%" fo:text-align="justify" style:justify-single-word="false" fo:break-before="page"/>
      <style:text-properties style:font-name="arial" fo:font-size="14pt" officeooo:rsid="006c71d3" officeooo:paragraph-rsid="006c71d3" style:font-size-asian="12.25pt" style:font-size-complex="14pt"/>
    </style:style>
    <style:style style:name="P110" style:family="paragraph" style:parent-style-name="Text_20_body">
      <style:paragraph-properties fo:margin-top="0in" fo:margin-bottom="0in" style:contextual-spacing="false" fo:line-height="150%" fo:text-align="justify" style:justify-single-word="false"/>
      <style:text-properties style:font-name="arial" fo:font-size="14pt" officeooo:rsid="006e26c5" officeooo:paragraph-rsid="006e26c5" style:font-size-asian="12.25pt" style:font-size-complex="14pt"/>
    </style:style>
    <style:style style:name="P111" style:family="paragraph" style:parent-style-name="Standard">
      <style:paragraph-properties fo:margin-left="0in" fo:margin-right="0in" fo:margin-top="0in" fo:margin-bottom="0.2in" style:contextual-spacing="false" fo:line-height="100%" fo:text-align="justify" style:justify-single-word="false" fo:text-indent="0in" style:auto-text-indent="false"/>
      <style:text-properties style:use-window-font-color="true" loext:opacity="0%" style:font-name="arial" fo:font-size="14pt" fo:language="es" fo:country="MX" fo:font-weight="normal" officeooo:rsid="008fe1b3" officeooo:paragraph-rsid="009194ad" fo:background-color="transparent" style:font-size-asian="14pt" style:font-size-complex="14pt"/>
    </style:style>
    <style:style style:name="P112" style:family="paragraph" style:parent-style-name="Standard">
      <style:paragraph-properties fo:margin-left="0in" fo:margin-right="0in" fo:margin-top="0in" fo:margin-bottom="0.2in" style:contextual-spacing="false" fo:line-height="115%" fo:text-align="justify" style:justify-single-word="false" fo:text-indent="0in" style:auto-text-indent="false"/>
      <style:text-properties style:use-window-font-color="true" loext:opacity="0%" style:font-name="arial" fo:font-size="14pt" fo:language="es" fo:country="MX" fo:font-weight="normal" officeooo:rsid="00932487" officeooo:paragraph-rsid="00932487" fo:background-color="transparent" style:font-size-asian="14pt" style:font-size-complex="14pt"/>
    </style:style>
    <style:style style:name="P113" style:family="paragraph" style:parent-style-name="Text_20_body">
      <style:paragraph-properties fo:margin-left="0in" fo:margin-right="0in" fo:margin-top="0in" fo:margin-bottom="0.2in" style:contextual-spacing="false" fo:line-height="100%" fo:text-align="justify" style:justify-single-word="false" fo:text-indent="0in" style:auto-text-indent="false"/>
      <style:text-properties style:use-window-font-color="true" loext:opacity="0%" style:font-name="arial" fo:font-size="14pt" fo:language="es" fo:country="MX" officeooo:rsid="0091f8e0" officeooo:paragraph-rsid="0091f8e0" fo:background-color="transparent" style:font-size-asian="14pt" style:font-size-complex="14pt"/>
    </style:style>
    <style:style style:name="P114" style:family="paragraph" style:parent-style-name="Text_20_body">
      <style:paragraph-properties fo:margin-left="0in" fo:margin-right="0in" fo:margin-top="0in" fo:margin-bottom="0.2in" style:contextual-spacing="false" fo:line-height="100%" fo:text-align="justify" style:justify-single-word="false" fo:text-indent="0in" style:auto-text-indent="false"/>
      <style:text-properties style:use-window-font-color="true" loext:opacity="0%" style:font-name="arial" fo:font-size="14pt" fo:language="es" fo:country="MX" officeooo:rsid="00932487" officeooo:paragraph-rsid="00932487" fo:background-color="transparent" style:font-size-asian="14pt" style:font-size-complex="14pt"/>
    </style:style>
    <style:style style:name="P115"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use-window-font-color="true" loext:opacity="0%" style:font-name="arial" fo:font-size="14pt" fo:language="es" fo:country="MX" officeooo:rsid="00932487" officeooo:paragraph-rsid="00932487" fo:background-color="transparent" style:font-size-asian="14pt" style:font-size-complex="14pt"/>
    </style:style>
    <style:style style:name="P116" style:family="paragraph" style:parent-style-name="Standard">
      <style:paragraph-properties fo:line-height="100%"/>
      <style:text-properties style:use-window-font-color="true" loext:opacity="0%" style:font-name="arial" fo:font-size="14pt" fo:background-color="transparent" style:font-size-asian="14pt" style:font-size-complex="14pt"/>
    </style:style>
    <style:style style:name="P117" style:family="paragraph" style:parent-style-name="Standard">
      <style:paragraph-properties fo:margin-top="0in" fo:margin-bottom="0.1965in" style:contextual-spacing="false" fo:line-height="115%"/>
      <style:text-properties style:use-window-font-color="true" loext:opacity="0%" style:font-name="arial" fo:font-size="14pt" fo:background-color="transparent" style:font-size-asian="14pt" style:font-size-complex="14pt"/>
    </style:style>
    <style:style style:name="P118" style:family="paragraph" style:parent-style-name="Standard">
      <style:paragraph-properties fo:line-height="115%"/>
      <style:text-properties style:use-window-font-color="true" loext:opacity="0%" style:font-name="arial" fo:font-size="14pt" fo:background-color="transparent" style:font-size-asian="14pt" style:font-size-complex="14pt"/>
    </style:style>
    <style:style style:name="P119" style:family="paragraph" style:parent-style-name="Standard">
      <style:paragraph-properties fo:line-height="100%"/>
      <style:text-properties style:use-window-font-color="true" loext:opacity="0%" style:font-name="arial" fo:font-size="14pt" fo:font-weight="normal" fo:background-color="transparent" style:font-size-asian="14pt" style:font-size-complex="14pt"/>
    </style:style>
    <style:style style:name="P120" style:family="paragraph" style:parent-style-name="Standard">
      <style:paragraph-properties fo:line-height="115%"/>
      <style:text-properties style:use-window-font-color="true" loext:opacity="0%" style:font-name="arial" fo:font-size="14pt" fo:font-weight="normal" fo:background-color="transparent" style:font-size-asian="14pt" style:font-size-complex="14pt"/>
    </style:style>
    <style:style style:name="P121" style:family="paragraph" style:parent-style-name="Text_20_body">
      <style:paragraph-properties fo:margin-top="0in" fo:margin-bottom="0in" style:contextual-spacing="false" fo:line-height="115%" fo:text-align="justify" style:justify-single-word="false"/>
      <style:text-properties officeooo:rsid="007dcf46" officeooo:paragraph-rsid="007dcf46"/>
    </style:style>
    <style:style style:name="P122" style:family="paragraph" style:parent-style-name="Text_20_body">
      <style:paragraph-properties fo:margin-top="0in" fo:margin-bottom="0in" style:contextual-spacing="false" fo:line-height="115%" fo:text-align="justify" style:justify-single-word="false"/>
      <style:text-properties officeooo:rsid="00849754" officeooo:paragraph-rsid="00849754"/>
    </style:style>
    <style:style style:name="P123" style:family="paragraph" style:parent-style-name="Text_20_body">
      <style:paragraph-properties fo:margin-top="0in" fo:margin-bottom="0in" style:contextual-spacing="false" fo:line-height="115%" fo:text-align="start" style:justify-single-word="false"/>
      <style:text-properties officeooo:rsid="00858ea4" officeooo:paragraph-rsid="00858ea4"/>
    </style:style>
    <style:style style:name="P124" style:family="paragraph" style:parent-style-name="Text_20_body">
      <style:paragraph-properties fo:margin-top="0in" fo:margin-bottom="0in" style:contextual-spacing="false" fo:line-height="115%" fo:text-align="start" style:justify-single-word="false"/>
      <style:text-properties officeooo:rsid="00859fef" officeooo:paragraph-rsid="00859fef"/>
    </style:style>
    <style:style style:name="P125" style:family="paragraph" style:parent-style-name="Preformatted_20_Text">
      <style:paragraph-properties fo:margin-top="0in" fo:margin-bottom="0.1965in" style:contextual-spacing="false"/>
    </style:style>
    <style:style style:name="P126" style:family="paragraph" style:parent-style-name="Standard">
      <style:paragraph-properties fo:margin-top="0.0398in" fo:margin-bottom="0.0398in" style:contextual-spacing="false" fo:line-height="115%"/>
      <style:text-properties style:font-name="Arial" fo:font-size="14pt" fo:language="es" fo:country="MX" officeooo:rsid="0043c3f1" officeooo:paragraph-rsid="0043c3f1" style:font-size-asian="14pt" style:font-size-complex="14pt"/>
    </style:style>
    <style:style style:name="P127" style:family="paragraph" style:parent-style-name="Standard">
      <style:paragraph-properties fo:margin-top="0in" fo:margin-bottom="0in" style:contextual-spacing="false" fo:line-height="115%"/>
      <style:text-properties style:font-name="Arial" fo:font-size="14pt" fo:language="es" fo:country="MX" officeooo:rsid="006869a6" officeooo:paragraph-rsid="006869a6" style:font-size-asian="14pt" style:font-size-complex="14pt"/>
    </style:style>
    <style:style style:name="P128" style:family="paragraph" style:parent-style-name="Standard">
      <style:paragraph-properties fo:margin-top="0in" fo:margin-bottom="0in" style:contextual-spacing="false" fo:line-height="115%"/>
      <style:text-properties style:font-name="Arial" fo:font-size="14pt" fo:language="es" fo:country="MX" officeooo:rsid="00a1766a" officeooo:paragraph-rsid="00a1766a" style:font-size-asian="14pt" style:font-size-complex="14pt"/>
    </style:style>
    <style:style style:name="P129" style:family="paragraph" style:parent-style-name="Standard">
      <style:paragraph-properties fo:margin-top="0in" fo:margin-bottom="0in" style:contextual-spacing="false" fo:line-height="115%"/>
      <style:text-properties style:font-name="Arial" fo:font-size="14pt" fo:language="es" fo:country="MX" officeooo:rsid="00a21e2f" officeooo:paragraph-rsid="00a21e2f" style:font-size-asian="14pt" style:font-size-complex="14pt"/>
    </style:style>
    <style:style style:name="P130" style:family="paragraph" style:parent-style-name="Text_20_body" style:list-style-name="L1">
      <style:paragraph-properties fo:margin-top="0in" fo:margin-bottom="0in" style:contextual-spacing="false" fo:line-height="150%" fo:text-align="justify" style:justify-single-word="false" fo:break-before="page"/>
      <style:text-properties fo:color="#000000" loext:opacity="100%" style:font-name="arial" fo:font-size="14pt" officeooo:rsid="004a0758" officeooo:paragraph-rsid="004a0758" fo:background-color="transparent" style:font-size-asian="12.25pt" style:font-size-complex="14pt"/>
    </style:style>
    <style:style style:name="P131" style:family="paragraph" style:parent-style-name="Text_20_body" style:list-style-name="L2">
      <style:paragraph-properties fo:margin-top="0in" fo:margin-bottom="0in" style:contextual-spacing="false" fo:line-height="115%" fo:text-align="justify" style:justify-single-word="false"/>
    </style:style>
    <style:style style:name="P132" style:family="paragraph" style:parent-style-name="Text_20_body">
      <style:paragraph-properties fo:margin-top="0in" fo:margin-bottom="0in" style:contextual-spacing="false" fo:line-height="115%" fo:text-align="justify" style:justify-single-word="false"/>
      <style:text-properties officeooo:rsid="007dcf46" officeooo:paragraph-rsid="007dcf46"/>
    </style:style>
    <style:style style:name="P133" style:family="paragraph" style:parent-style-name="Text_20_body">
      <style:paragraph-properties fo:margin-top="0in" fo:margin-bottom="0in" style:contextual-spacing="false" fo:line-height="115%" fo:text-align="justify" style:justify-single-word="false"/>
      <style:text-properties officeooo:rsid="00849754" officeooo:paragraph-rsid="00849754"/>
    </style:style>
    <style:style style:name="P134" style:family="paragraph" style:parent-style-name="Text_20_body">
      <style:paragraph-properties fo:margin-top="0in" fo:margin-bottom="0in" style:contextual-spacing="false" fo:line-height="115%" fo:text-align="start" style:justify-single-word="false"/>
      <style:text-properties officeooo:rsid="00858ea4" officeooo:paragraph-rsid="00858ea4"/>
    </style:style>
    <style:style style:name="P135" style:family="paragraph" style:parent-style-name="Text_20_body">
      <style:paragraph-properties fo:margin-top="0in" fo:margin-bottom="0in" style:contextual-spacing="false" fo:line-height="115%" fo:text-align="start" style:justify-single-word="false"/>
      <style:text-properties officeooo:rsid="00859fef" officeooo:paragraph-rsid="00859fef"/>
    </style:style>
    <style:style style:name="P136" style:family="paragraph" style:parent-style-name="Text_20_body">
      <style:paragraph-properties fo:margin-top="0in" fo:margin-bottom="0in" style:contextual-spacing="false" fo:line-height="115%" fo:text-align="start" style:justify-single-word="false"/>
      <style:text-properties officeooo:rsid="008e33e0" officeooo:paragraph-rsid="008e33e0"/>
    </style:style>
    <style:style style:name="T1" style:family="text">
      <style:text-properties style:font-name="arial1" fo:font-size="14pt" fo:font-weight="normal"/>
    </style:style>
    <style:style style:name="T2" style:family="text">
      <style:text-properties style:font-name="arial1" fo:font-size="14pt" fo:font-weight="normal" officeooo:rsid="001b32c6"/>
    </style:style>
    <style:style style:name="T3" style:family="text">
      <style:text-properties style:font-name="arial1" fo:font-size="14pt" fo:language="es" fo:country="MX" fo:font-weight="normal" officeooo:rsid="0013cdb0"/>
    </style:style>
    <style:style style:name="T4" style:family="text">
      <style:text-properties style:font-name="arial1" fo:font-size="14pt" fo:language="es" fo:country="MX" fo:font-weight="normal" officeooo:rsid="008e33df"/>
    </style:style>
    <style:style style:name="T5" style:family="text">
      <style:text-properties fo:color="#000000" loext:opacity="100%" fo:font-weight="normal" fo:background-color="transparent" loext:char-shading-value="0"/>
    </style:style>
    <style:style style:name="T6" style:family="text">
      <style:text-properties fo:color="#000000" loext:opacity="100%" fo:font-weight="normal" officeooo:rsid="0016eafe" fo:background-color="transparent" loext:char-shading-value="0"/>
    </style:style>
    <style:style style:name="T7" style:family="text">
      <style:text-properties fo:color="#000000" loext:opacity="100%" style:font-name="arial" fo:font-size="14pt" officeooo:rsid="004d5f9f" fo:background-color="transparent" loext:char-shading-value="0" style:font-size-asian="14pt" style:font-size-complex="14pt"/>
    </style:style>
    <style:style style:name="T8" style:family="text">
      <style:text-properties fo:color="#000000" loext:opacity="100%" style:font-name="arial" fo:font-size="14pt" officeooo:rsid="00509695" fo:background-color="transparent" loext:char-shading-value="0" style:font-size-asian="14pt" style:font-size-complex="14pt"/>
    </style:style>
    <style:style style:name="T9" style:family="text">
      <style:text-properties fo:color="#000000" loext:opacity="100%" style:font-name="arial" fo:font-size="14pt" officeooo:rsid="0050f7b8" fo:background-color="transparent" loext:char-shading-value="0" style:font-size-asian="14pt" style:font-size-complex="14pt"/>
    </style:style>
    <style:style style:name="T10" style:family="text">
      <style:text-properties fo:color="#000000" loext:opacity="100%" style:font-name="arial" fo:font-size="14pt" officeooo:rsid="0052d403" fo:background-color="transparent" loext:char-shading-value="0" style:font-size-asian="14pt" style:font-size-complex="14pt"/>
    </style:style>
    <style:style style:name="T11" style:family="text">
      <style:text-properties fo:color="#000000" loext:opacity="100%" style:font-name="arial" fo:font-size="14pt" officeooo:rsid="00530bba" fo:background-color="transparent" loext:char-shading-value="0" style:font-size-asian="14pt" style:font-size-complex="14pt"/>
    </style:style>
    <style:style style:name="T12" style:family="text">
      <style:text-properties fo:color="#000000" loext:opacity="100%" style:font-name="arial" fo:font-size="14pt" officeooo:rsid="0079a1a9" fo:background-color="transparent" loext:char-shading-value="0" style:font-size-asian="14pt" style:font-size-complex="14pt"/>
    </style:style>
    <style:style style:name="T13" style:family="text">
      <style:text-properties fo:color="#000000" loext:opacity="100%" style:font-name="arial" fo:font-size="14pt" officeooo:rsid="007ac613" fo:background-color="transparent" loext:char-shading-value="0" style:font-size-asian="14pt" style:font-size-complex="14pt"/>
    </style:style>
    <style:style style:name="T14" style:family="text">
      <style:text-properties fo:color="#000000" loext:opacity="100%" style:font-name="Droid Sans Mono" fo:font-size="10.5pt" fo:font-weight="normal" officeooo:rsid="0076dd8b" fo:background-color="transparent" loext:char-shading-value="0" style:font-size-asian="14pt" style:font-size-complex="14pt"/>
    </style:style>
    <style:style style:name="T15" style:family="text">
      <style:text-properties officeooo:rsid="001a36ed"/>
    </style:style>
    <style:style style:name="T16" style:family="text">
      <style:text-properties officeooo:rsid="00226728"/>
    </style:style>
    <style:style style:name="T17" style:family="text">
      <style:text-properties style:font-name="Arial" fo:font-size="14pt" style:font-size-asian="14pt" style:font-size-complex="14pt"/>
    </style:style>
    <style:style style:name="T18" style:family="text">
      <style:text-properties style:font-name="Arial" fo:font-size="14pt" officeooo:rsid="0016eafe" style:font-size-asian="14pt" style:font-size-complex="14pt"/>
    </style:style>
    <style:style style:name="T19" style:family="text">
      <style:text-properties fo:language="es" fo:country="MX" officeooo:rsid="0031a553" style:font-size-asian="14pt" style:font-size-complex="14pt"/>
    </style:style>
    <style:style style:name="T20" style:family="text">
      <style:text-properties fo:language="es" fo:country="MX" officeooo:rsid="00148007"/>
    </style:style>
    <style:style style:name="T21" style:family="text">
      <style:text-properties fo:language="es" fo:country="MX" officeooo:rsid="00237e87"/>
    </style:style>
    <style:style style:name="T22" style:family="text">
      <style:text-properties style:font-size-asian="14pt" style:font-size-complex="14pt"/>
    </style:style>
    <style:style style:name="T23" style:family="text">
      <style:text-properties fo:font-style="italic" style:font-size-asian="14pt" style:font-size-complex="14pt"/>
    </style:style>
    <style:style style:name="T24" style:family="text">
      <style:text-properties fo:font-variant="normal" fo:text-transform="none" fo:color="#000000" loext:opacity="100%" style:text-line-through-style="none" style:text-line-through-type="none" style:font-name="arial" fo:font-style="normal" style:text-underline-style="none" fo:font-weight="normal" style:text-blinking="false" fo:background-color="transparent" loext:char-shading-value="0"/>
    </style:style>
    <style:style style:name="T25" style:family="text">
      <style:text-properties fo:font-variant="normal" fo:text-transform="none" fo:color="#000000" loext:opacity="100%" style:text-line-through-style="none" style:text-line-through-type="none" style:font-name="Google Sans Text" fo:font-size="11pt" fo:font-style="normal" style:text-underline-style="none" fo:font-weight="normal" style:text-blinking="false" fo:background-color="transparent" loext:char-shading-value="0"/>
    </style:style>
    <style:style style:name="T26" style:family="text">
      <style:text-properties fo:font-variant="normal" fo:text-transform="none" fo:color="#000000" loext:opacity="100%" style:font-name="arial1" fo:font-size="14pt" fo:letter-spacing="normal" fo:font-style="normal" fo:font-weight="normal" fo:background-color="transparent" loext:char-shading-value="0" loext:padding="0in" loext:border="none"/>
    </style:style>
    <style:style style:name="T27" style:family="text">
      <style:text-properties fo:font-variant="normal" fo:text-transform="none" fo:color="#000000" loext:opacity="100%" style:font-name="arial1" fo:font-size="14pt" fo:letter-spacing="normal" fo:font-weight="normal" fo:background-color="transparent" loext:char-shading-value="0" loext:padding="0in" loext:border="none"/>
    </style:style>
    <style:style style:name="T28" style:family="text">
      <style:text-properties fo:font-variant="normal" fo:text-transform="none" fo:color="#000000" loext:opacity="100%" style:font-name="arial1" fo:font-size="14pt" fo:letter-spacing="normal" fo:font-weight="normal" officeooo:rsid="007f648a" fo:background-color="transparent" loext:char-shading-value="0" loext:padding="0in" loext:border="none"/>
    </style:style>
    <style:style style:name="T29" style:family="text">
      <style:text-properties fo:font-variant="normal" fo:text-transform="none" fo:color="#000000" loext:opacity="100%" style:font-name="arial1" fo:font-size="14pt" fo:letter-spacing="normal" fo:font-weight="normal" officeooo:rsid="007f8e83" fo:background-color="transparent" loext:char-shading-value="0" loext:padding="0in" loext:border="none"/>
    </style:style>
    <style:style style:name="T30" style:family="text">
      <style:text-properties fo:font-variant="normal" fo:text-transform="none" fo:color="#000000" loext:opacity="100%" style:font-name="arial1" fo:font-size="14pt" fo:letter-spacing="normal" fo:font-weight="normal" officeooo:rsid="0080d71f" fo:background-color="transparent" loext:char-shading-value="0" loext:padding="0in" loext:border="none"/>
    </style:style>
    <style:style style:name="T31" style:family="text">
      <style:text-properties fo:font-variant="normal" fo:text-transform="none" fo:color="#000000" loext:opacity="100%" style:font-name="arial1" fo:font-size="14pt" fo:letter-spacing="normal" fo:font-weight="normal" officeooo:rsid="00825b7d" fo:background-color="transparent" loext:char-shading-value="0" loext:padding="0in" loext:border="none"/>
    </style:style>
    <style:style style:name="T32" style:family="text">
      <style:text-properties fo:font-variant="normal" fo:text-transform="none" fo:color="#000000" loext:opacity="100%" style:font-name="arial1" fo:font-size="14pt" fo:letter-spacing="normal" fo:font-weight="normal" officeooo:rsid="00858ea4" fo:background-color="transparent" loext:char-shading-value="0" loext:padding="0in" loext:border="none"/>
    </style:style>
    <style:style style:name="T33" style:family="text">
      <style:text-properties fo:font-variant="normal" fo:text-transform="none" fo:color="#000000" loext:opacity="100%" style:font-name="arial1" fo:font-size="14pt" fo:letter-spacing="normal" fo:font-weight="normal" officeooo:rsid="0085e9f4" fo:background-color="transparent" loext:char-shading-value="0" loext:padding="0in" loext:border="none"/>
    </style:style>
    <style:style style:name="T34" style:family="text">
      <style:text-properties fo:font-variant="normal" fo:text-transform="none" fo:color="#000000" loext:opacity="100%" style:font-name="arial1" fo:font-size="14pt" fo:letter-spacing="normal" fo:font-weight="normal" officeooo:rsid="0087faac" fo:background-color="transparent" loext:char-shading-value="0" loext:padding="0in" loext:border="none"/>
    </style:style>
    <style:style style:name="T35" style:family="text">
      <style:text-properties fo:font-variant="normal" fo:text-transform="none" fo:color="#000000" loext:opacity="100%" style:font-name="arial1" fo:font-size="14pt" fo:letter-spacing="normal" fo:font-weight="normal" officeooo:rsid="00893e3c" fo:background-color="transparent" loext:char-shading-value="0" loext:padding="0in" loext:border="none"/>
    </style:style>
    <style:style style:name="T36" style:family="text">
      <style:text-properties fo:font-variant="normal" fo:text-transform="none" fo:color="#000000" loext:opacity="100%" style:font-name="sans-serif" fo:font-size="12pt" fo:letter-spacing="normal" fo:font-style="normal" fo:font-weight="normal" fo:background-color="transparent" loext:char-shading-value="0" loext:padding="0in" loext:border="none"/>
    </style:style>
    <style:style style:name="T37" style:family="text">
      <style:text-properties style:font-name="arial" style:font-size-asian="14pt"/>
    </style:style>
    <style:style style:name="T38" style:family="text">
      <style:text-properties style:font-name="arial" style:font-size-asian="14pt" style:font-size-complex="14pt"/>
    </style:style>
    <style:style style:name="T39" style:family="text">
      <style:text-properties style:font-name="arial" fo:font-size="14pt" style:font-size-asian="14pt" style:font-size-complex="14pt"/>
    </style:style>
    <style:style style:name="T40" style:family="text">
      <style:text-properties style:font-name="arial" fo:font-size="14pt" officeooo:rsid="007361ef" style:font-size-asian="14pt" style:font-size-complex="14pt"/>
    </style:style>
    <style:style style:name="T41" style:family="text">
      <style:text-properties style:font-name="arial" fo:font-size="14pt" officeooo:rsid="0076dd8b" style:font-size-asian="14pt" style:font-size-complex="14pt"/>
    </style:style>
    <style:style style:name="T42" style:family="text">
      <style:text-properties officeooo:rsid="00530bba"/>
    </style:style>
    <style:style style:name="T43" style:family="text">
      <style:text-properties officeooo:rsid="00592517"/>
    </style:style>
    <style:style style:name="T44" style:family="text">
      <style:text-properties officeooo:rsid="00640246"/>
    </style:style>
    <style:style style:name="T45" style:family="text">
      <style:text-properties officeooo:rsid="00642620"/>
    </style:style>
    <style:style style:name="T46" style:family="text">
      <style:text-properties officeooo:rsid="0070cbbb"/>
    </style:style>
    <style:style style:name="T47" style:family="text">
      <style:text-properties officeooo:rsid="0071ef57"/>
    </style:style>
    <style:style style:name="T48" style:family="text">
      <style:text-properties officeooo:rsid="007335be"/>
    </style:style>
    <style:style style:name="T49" style:family="text">
      <style:text-properties officeooo:rsid="0074b830"/>
    </style:style>
    <style:style style:name="T50" style:family="text">
      <style:text-properties officeooo:rsid="00763b9d"/>
    </style:style>
    <style:style style:name="T51" style:family="text">
      <style:text-properties officeooo:rsid="007f8e83"/>
    </style:style>
    <style:style style:name="T52" style:family="text">
      <style:text-properties officeooo:rsid="009194a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ello! This is the english version of the technical exam for the job vacancy of </text:p>
      <text:p text:style-name="P1">"IT Support Technitian" for the business called "eShard". I will attach the corresponding PDF with the answers within it, however I am instructed to create this README file (which will be available in french as well) so lets dive into it!</text:p>
      <text:p text:style-name="P22"/>
      <text:p text:style-name="P1">Tasks:</text:p>
      <text:p text:style-name="P6">➔ <text:span text:style-name="T1">Setup a Docker-based Web Service: </text:span></text:p>
      <text:p text:style-name="P6"><text:span text:style-name="T2">I</text:span><text:span text:style-name="T1"> will run this docker container within </text:span><text:span text:style-name="T4">debian 12 as a host, running on a partition in my 1tb SSD.</text:span><text:span text:style-name="T3"><text:tab/><text:tab/></text:span></text:p>
      <text:p text:style-name="P22"/>
      <text:p text:style-name="P7">◆ <text:span text:style-name="T1">Pull and run a simple web app using Docker (e.g., nginx or a basic Python</text:span></text:p>
      <text:p text:style-name="P1">app).</text:p>
      <text:p text:style-name="P1"/>
      <text:p text:style-name="P24"><text:span text:style-name="T5">We will download and setup up an nginx server that runs within a docker container</text:span><text:span text:style-name="T6">[2]</text:span><text:span text:style-name="T5">:</text:span></text:p>
      <text:p text:style-name="P24"/>
      <text:p text:style-name="P7">◆ <text:span text:style-name="T1">Expose it on port 8080.</text:span></text:p>
      <text:p text:style-name="P7">◆ <text:span text:style-name="T1">Use Docker volumes to persist configuration or logs.</text:span></text:p>
      <text:p text:style-name="P7">➔ <text:span text:style-name="T1">Secure the Container &amp; Host</text:span></text:p>
      <text:p text:style-name="P7">◆ <text:span text:style-name="T1">Limit container privileges (no root, no unnecessary capabilities).</text:span></text:p>
      <text:p text:style-name="P7"/>
      <text:p text:style-name="P25">So we are gonna first pull the NGINX image from docker’s official repo, give it the name “nginx-server” and expose it to port 80:80:</text:p>
      <text:p text:style-name="P25"/>
      <text:p text:style-name="P25">docker run -d –name nginx-server -p 80:80 nginx:latest</text:p>
      <text:p text:style-name="P26"><text:span text:style-name="T15">S</text:span><draw:frame draw:style-name="fr4" draw:name="Image1" text:anchor-type="char" svg:x="0.0902in" svg:y="0.2862in" svg:width="6.411in" svg:height="3.3862in" draw:z-index="0"><draw:image xlink:href="Pictures/1000000100000736000003CFAF43C43DB4B5C759.png" xlink:type="simple" xlink:show="embed" xlink:actuate="onLoad" draw:mime-type="image/png"/></draw:frame><text:span text:style-name="T15">hould give off the classic localhost “welcome to nginx!” page:</text:span></text:p>
      <text:p text:style-name="P26"><text:soft-page-break/><text:tab/></text:p>
      <text:p text:style-name="P30">The container, stored logically within windows, appears in docker desktop as:</text:p>
      <text:p text:style-name="P30">C\Users\royer\AppData\Local\Docker\wsl</text:p>
      <text:p text:style-name="P30">However, if I want to actually access the files and everything, I will need to write this either in the windows explorer URL or within the CMD [3]:</text:p>
      <text:p text:style-name="P30">\\wsl.localhost\docker-desktop\mnt\docker-desktop-disk\data\docker\volumes\nginx-volume</text:p>
      <text:p text:style-name="P31">Now, to secure our container, lets take the following steps[5]<text:span text:style-name="T16">[6]</text:span>:</text:p>
      <text:p text:style-name="P86"><text:span text:style-name="T20">- </text:span><text:span text:style-name="T21">Change root user: by default, docker will always run your app as a “root”, but this is highly discouraged. In the real world, the armies of bots who will try to bring down your server will first and foremost target the user “root” with common used passwords that are found within hacker’s “stolen passwords” databases. </text:span></text:p>
      <text:p text:style-name="P33">Now, lets move on from “rootless” users to “unnecessary privileges”[9]:</text:p>
      <text:p text:style-name="P74">We do actually have a very stripped down image of nginx for docker, which disallows root and ships without even a way to ping without going into the bash of each container and installing it yourself. <text:span text:style-name="T52">We can set it up with a compose.yaml file, but it needs some thinkering before it can be useful.</text:span></text:p>
      <text:p text:style-name="P74"><text:span text:style-name="T52">I’m going to create a sample wordpress site, with its own database and everything, running on nginx as its reverse proxy, however debian insists on using apache no matter what. Also, if nginx needs to access directories or any kind of file within debian, debian will not allow it to because it needs root privileges. That, and the usual linux directory permission issues, which can all be solved through the terminal, but they can also be scripted so this project comes out of the box, ready to be deployed anywhere no matter what.</text:span> </text:p>
      <text:p text:style-name="P76">We are going, then, to first create in our nginx folder, the following bash script: nginx-entrypoint.sh, and add the following code:</text:p>
      <text:p text:style-name="P111">#!/bin/sh</text:p>
      <text:p text:style-name="P116"><text:soft-page-break/></text:p>
      <text:p text:style-name="P119">chown -R www-data:www-data /var/log/nginx</text:p>
      <text:p text:style-name="P116"/>
      <text:p text:style-name="P119">if [ -f /var/www/html/index.html ]; then</text:p>
      <text:p text:style-name="P119">mv /var/www/html/index.html /var/www/html/index.html_bkp</text:p>
      <text:p text:style-name="P119">fi</text:p>
      <text:p text:style-name="P116"/>
      <text:p text:style-name="P119">exec /docker-entrypoint.sh nginx -g "daemon off;"</text:p>
      <text:p text:style-name="P119"/>
      <text:p text:style-name="P113">Then we are going to run this in terminal to allow docker to reach this file without permit issues from debian:</text:p>
      <text:p text:style-name="P113">chmod +x ./nginx/nginx-entrypoint.sh</text:p>
      <text:p text:style-name="P114">The whole compose.yaml thing will end up looking like this:</text:p>
      <text:p text:style-name="P112">services:</text:p>
      <text:p text:style-name="P120">reverseproxy:</text:p>
      <text:p text:style-name="P120">image: nginxinc/nginx-unprivileged:latest</text:p>
      <text:p text:style-name="P120">container_name: nginx-container</text:p>
      <text:p text:style-name="P120">volumes: </text:p>
      <text:p text:style-name="P120">- ./nginx/core.conf:/etc/nginx/conf.d/core.conf</text:p>
      <text:p text:style-name="P120">- ./nginx/proxy.conf:/etc/nginx/conf.d/proxy.conf</text:p>
      <text:p text:style-name="P120">- ./nginx/wordpress1.conf:/etc/nginx/conf.d/wordpress1.conf</text:p>
      <text:p text:style-name="P120">- ./nginx/wordpress2.conf:/etc/nginx/conf.d/wordpress2.conf</text:p>
      <text:p text:style-name="P120">- ./nginx/html:/var/www/html</text:p>
      <text:p text:style-name="P120"># logging mounted volumes</text:p>
      <text:p text:style-name="P120">- ./nginx:/etc/nginx/conf.d</text:p>
      <text:p text:style-name="P120">- ./app/static:/static</text:p>
      <text:p text:style-name="P120">- ./log/nginx:/var/log/nginx</text:p>
      <text:p text:style-name="P120"># mounting the script, remember: - file where its stored : path inside docker</text:p>
      <text:p text:style-name="P120">- ./nginx/nginx-entrypoint.sh:/etc/nginx/conf.d/nginx-entrypoint.sh</text:p>
      <text:p text:style-name="P120"># running the entrypoint script</text:p>
      <text:p text:style-name="P120">entrypoint: ["/etc/nginx/conf.d/nginx-entrypoint.sh"]</text:p>
      <text:p text:style-name="P117"/>
      <text:p text:style-name="P120">ports:</text:p>
      <text:p text:style-name="P120">- "8080:80"</text:p>
      <text:p text:style-name="P120"><text:soft-page-break/>- "443:80"</text:p>
      <text:p text:style-name="P120">links:</text:p>
      <text:p text:style-name="P120">- web1</text:p>
      <text:p text:style-name="P120">- web2</text:p>
      <text:p text:style-name="P120">- db1</text:p>
      <text:p text:style-name="P120">- db2</text:p>
      <text:p text:style-name="P120">restart: on-failure:3</text:p>
      <text:p text:style-name="P118"/>
      <text:p text:style-name="P120">web1:</text:p>
      <text:p text:style-name="P120">image: wordpress:php8.2-fpm</text:p>
      <text:p text:style-name="P120">container_name: wordpresss1</text:p>
      <text:p text:style-name="P120">volumes:</text:p>
      <text:p text:style-name="P120">- ./wordpress/wp1:/var/www/html</text:p>
      <text:p text:style-name="P120">links:</text:p>
      <text:p text:style-name="P120">- db1</text:p>
      <text:p text:style-name="P120">environment:</text:p>
      <text:p text:style-name="P120">- WORDPRESS_DB_HOST=db1</text:p>
      <text:p text:style-name="P120">- WORDPRESS_DB_USER=wp1</text:p>
      <text:p text:style-name="P120">- WORDPRESS_DB_PASSWORD=wordpress1234</text:p>
      <text:p text:style-name="P120">- WORDPRESS_DB_NAME=wordpress1</text:p>
      <text:p text:style-name="P120"># memory usage script</text:p>
      <text:p text:style-name="P120">command: /var/spool/cron/crontabs/chemiloco</text:p>
      <text:p text:style-name="P118"/>
      <text:p text:style-name="P120">web2:</text:p>
      <text:p text:style-name="P120">image: wordpress:php8.2-fpm</text:p>
      <text:p text:style-name="P120">container_name: wordpresss2</text:p>
      <text:p text:style-name="P120">volumes:</text:p>
      <text:p text:style-name="P120">- ./wordpress/wp2:/var/www/html</text:p>
      <text:p text:style-name="P120">links:</text:p>
      <text:p text:style-name="P120">- db2</text:p>
      <text:p text:style-name="P120">environment:</text:p>
      <text:p text:style-name="P120">- WORDPRESS_DB_HOST=db1</text:p>
      <text:p text:style-name="P120">- WORDPRESS_DB_USER=wp1</text:p>
      <text:p text:style-name="P120">- WORDPRESS_DB_PASSWORD=wordpress1234</text:p>
      <text:p text:style-name="P120">- WORDPRESS_DB_NAME=wordpress1</text:p>
      <text:p text:style-name="P120"># memory usage script</text:p>
      <text:p text:style-name="P120"><text:soft-page-break/>command: /var/spool/cron/crontabs/chemiloco</text:p>
      <text:p text:style-name="P120">db1:</text:p>
      <text:p text:style-name="P120">image: mysql:latest</text:p>
      <text:p text:style-name="P120">container_name: db1</text:p>
      <text:p text:style-name="P120">volumes:</text:p>
      <text:p text:style-name="P120">- ./mysql/db1:/var/lib/mysql</text:p>
      <text:p text:style-name="P120">- ./mysql/conf1.d:/etc/mysql/conf.d</text:p>
      <text:p text:style-name="P120">environment:</text:p>
      <text:p text:style-name="P120">MYSQL_ROOT_PASSWORD: "Admin1234"</text:p>
      <text:p text:style-name="P120">MYSQL_DATABASE: "wordpress1"</text:p>
      <text:p text:style-name="P120">MYSQL_USER: "wp1"</text:p>
      <text:p text:style-name="P120">MYSQL_PASSWORD: "wordpress1234"</text:p>
      <text:p text:style-name="P118"/>
      <text:p text:style-name="P120">db2:</text:p>
      <text:p text:style-name="P120">image: mysql:latest</text:p>
      <text:p text:style-name="P120">container_name: db2</text:p>
      <text:p text:style-name="P120">volumes:</text:p>
      <text:p text:style-name="P120">- ./mysql/db2:/var/lib/mysql</text:p>
      <text:p text:style-name="P120">- ./mysql/conf2.d:/etc/mysql/conf.d</text:p>
      <text:p text:style-name="P120">environment:</text:p>
      <text:p text:style-name="P120">MYSQL_ROOT_PASSWORD: "Admin1234"</text:p>
      <text:p text:style-name="P120">MYSQL_DATABASE: "wordpress2"</text:p>
      <text:p text:style-name="P120">MYSQL_USER: "wp2"</text:p>
      <text:p text:style-name="P120">MYSQL_PASSWORD: "wordpress1234"</text:p>
      <text:p text:style-name="P115"/>
      <text:p text:style-name="P75">You also need to edit your hosts file, at least in any sort of linux distro, that can be found within /etc/. I have included how mine runs here, as if you don’t edit this so localhost reacts to your domains, your website will never work.</text:p>
      <text:p text:style-name="P27"/>
      <text:p text:style-name="P27"/>
      <text:p text:style-name="P27"/>
      <text:p text:style-name="P27"/>
      <text:p text:style-name="P27"><text:soft-page-break/></text:p>
      <text:p text:style-name="P27"/>
      <text:p text:style-name="P8"/>
      <text:p text:style-name="P8"/>
      <text:p text:style-name="P8"/>
      <text:p text:style-name="P8"/>
      <text:list text:style-name="L1">
        <text:list-item>
          <text:p text:style-name="P130">Configure a firewall to allow only SSH (port 22) and HTTP (port 8080). Ensure that DNS is working but no other outbound traffic is allowed.</text:p>
        </text:list-item>
      </text:list>
      <text:p text:style-name="P12">There are a few cavebeats to using firewalls in docker. Right out of the box, if you use the default iptables port filtering within most linux distros, it can break docker and disallow it from reaching the net. If multiple containers use the same port and only one is allowed per port, then we need to specify container IP and service name. Some other services like ufw enter in conflict with docker’s networking mapping [21]. So here, we are going to use firewalld [20] :</text:p>
      <text:p text:style-name="P12"/>
      <text:p text:style-name="P11"><text:span text:style-name="Source_20_Text"><text:span text:style-name="T37">apt update &amp;&amp; apt install firewalld -y</text:span></text:span></text:p>
      <text:p text:style-name="P90"><text:span text:style-name="Source_20_Text"><text:span text:style-name="T39">systemctl enable --now firewalld</text:span></text:span></text:p>
      <text:p text:style-name="P90"><text:span text:style-name="Source_20_Text"><text:span text:style-name="T39"># Confirm that the service is running</text:span></text:span></text:p>
      <text:p text:style-name="P91"><text:span text:style-name="Source_20_Text"><text:span text:style-name="T39">firewall-cmd –state</text:span></text:span></text:p>
      <text:p text:style-name="P91"><text:span text:style-name="Source_20_Text"/></text:p>
      <text:p text:style-name="P92"><text:span text:style-name="T7">We will create our daemon.json file , as rootless mode ofc, within </text:span><text:span text:style-name="Source_20_Text"><text:span text:style-name="T7">~/.config/docker/daemon.json . </text:span></text:span><text:span text:style-name="Source_20_Text"><text:span text:style-name="T8">And add the following simple rule:</text:span></text:span></text:p>
      <text:p text:style-name="P92"><text:span text:style-name="Source_20_Text"/></text:p>
      <text:p text:style-name="P93"><text:span text:style-name="Source_20_Text"><text:span text:style-name="T8">{</text:span></text:span></text:p>
      <text:p text:style-name="P93"><text:span text:style-name="Source_20_Text"><text:span text:style-name="T8">“iptables”: false</text:span></text:span></text:p>
      <text:p text:style-name="P93"><text:span text:style-name="Source_20_Text"><text:span text:style-name="T8">}</text:span></text:span></text:p>
      <text:p text:style-name="P93"><text:span text:style-name="Source_20_Text"/></text:p>
      <text:p text:style-name="P93"><text:span text:style-name="Source_20_Text"><text:span text:style-name="T8">Now, lets configure firewalld within the terminal, to allow docker containers to access the internet, and allow dockers to access the host (debian) ports, within an interface called “trusted zone”:</text:span></text:span></text:p>
      <text:p text:style-name="P93"><text:span text:style-name="Source_20_Text"/></text:p>
      <text:p text:style-name="P92"><text:span text:style-name="Source_20_Text"/></text:p>
      <text:p text:style-name="P94"><text:span text:style-name="Source_20_Text"><text:span text:style-name="T8">sudo systemctl enable --now firewalld</text:span></text:span></text:p>
      <text:p text:style-name="P93"><text:span text:style-name="Source_20_Text"><text:span text:style-name="T8">sudo firewall-cmd --zone=public --add-masquerade --permanent</text:span></text:span></text:p>
      <text:p text:style-name="P93"><text:span text:style-name="Source_20_Text"><text:span text:style-name="T8">sudo firewall-cmd --reload</text:span></text:span></text:p>
      <text:p text:style-name="P93"><text:span text:style-name="Source_20_Text"/></text:p>
      <text:p text:style-name="P93"><text:span text:style-name="Source_20_Text"><text:span text:style-name="T8">Now lets show the docker interfaces to find out its name:</text:span></text:span></text:p>
      <text:p text:style-name="P93"><text:span text:style-name="Source_20_Text"><text:span text:style-name="T8">ip link show</text:span></text:span></text:p>
      <text:p text:style-name="P93"><draw:frame draw:style-name="fr1" draw:name="Image5" text:anchor-type="char" svg:width="6.9252in" svg:height="3.8953in" draw:z-index="1"><draw:image xlink:href="Pictures/100000010000078000000438B01EE85F1EBC9736.png" xlink:type="simple" xlink:show="embed" xlink:actuate="onLoad" draw:mime-type="image/png"/></draw:frame><text:span text:style-name="Source_20_Text"/></text:p>
      <text:p text:style-name="P95"><text:span text:style-name="Source_20_Text"><text:span text:style-name="T9">Here we can see our docker is called “docker0” , so our firewalld config should look:</text:span></text:span></text:p>
      <text:p text:style-name="P96"><text:span text:style-name="Source_20_Text"><text:span text:style-name="T10">firewall-cmd --permanent --zone=trusted –add-interface=docker0</text:span></text:span></text:p>
      <text:p text:style-name="P96"><text:span text:style-name="Source_20_Text"><text:span text:style-name="T10">fireall-cmd --reload </text:span></text:span></text:p>
      <text:p text:style-name="P96"><text:span text:style-name="Source_20_Text"/></text:p>
      <text:p text:style-name="P97"><text:span text:style-name="Source_20_Text"><text:span text:style-name="T10">We need to see which IP address or </text:span></text:span><text:span text:style-name="Source_20_Text"><text:span text:style-name="T11">interface our docker uses to reach the internet</text:span></text:span></text:p>
      <text:p text:style-name="P96"><text:span text:style-name="Source_20_Text"/></text:p>
      <text:p text:style-name="P96"><draw:frame draw:style-name="fr1" draw:name="Image6" text:anchor-type="char" svg:width="6.9252in" svg:height="3.8953in" draw:z-index="2"><draw:image xlink:href="Pictures/100000010000078000000438EDF8C39586D05AAD.png" xlink:type="simple" xlink:show="embed" xlink:actuate="onLoad" draw:mime-type="image/png"/></draw:frame><text:tab/><text:tab/></text:p>
      <text:p text:style-name="P101">Docker uses the host, debian, as a bridge, to reach the internet [24]. So, with that in mind, we know from the previous screenshot that the interface being used is “enp60s0”. Hence, the following firewalld config would look like:</text:p>
      <text:p text:style-name="P102">firewall-cmd --permanent --zone=public --add-interface= <text:span text:style-name="T42">enp60s0 </text:span></text:p>
      <text:p text:style-name="P102">firewall-cmd --reload</text:p>
      <text:p text:style-name="P102"/>
      <text:p text:style-name="P104">Now to open the ports SSH (2<text:span text:style-name="T43">2</text:span>) and HTTP (8080) we simply do the following:</text:p>
      <text:p text:style-name="P104">firewall-cmd --permanent --zone=public --add-port=8080/tcp</text:p>
      <text:p text:style-name="P104">firewall-cmd --permanent --zone=public --add-port=2<text:span text:style-name="T43">2/tcp</text:span></text:p>
      <text:p text:style-name="P103">firewall-cmd --reload</text:p>
      <text:p text:style-name="P106"/>
      <text:p text:style-name="P106"/>
      <text:p text:style-name="P106"><text:soft-page-break/>Lets ensure all changes are saved [23]:</text:p>
      <text:p text:style-name="P106">firewall-cmd –runtime-to-permanent</text:p>
      <text:p text:style-name="P106"/>
      <text:p text:style-name="P107">We can log in to the bash of, wordpresss1 for example, and do a simple ping to google (lets remember that the image being used here of nginx is very restrictive and we have to download ping utilities):</text:p>
      <text:p text:style-name="P107"><draw:frame draw:style-name="fr2" draw:name="Image7" text:anchor-type="char" svg:width="6.9252in" svg:height="3.8953in" draw:z-index="3"><draw:image xlink:href="Pictures/100000010000078000000438E8DAE7C3BCEA73E2.png" xlink:type="simple" xlink:show="embed" xlink:actuate="onLoad" draw:mime-type="image/png"/></draw:frame></text:p>
      <text:p text:style-name="P103"><draw:frame draw:style-name="fr3" draw:name="Image8" text:anchor-type="char" svg:width="6.9252in" svg:height="3.8953in" draw:z-index="4"><draw:image xlink:href="Pictures/1000000100000780000004386E824F0FB5EAA121.png" xlink:type="simple" xlink:show="embed" xlink:actuate="onLoad" draw:mime-type="image/png"/></draw:frame><text:soft-page-break/></text:p>
      <text:p text:style-name="P105">Now, lets ensure DNS works but no other outbound traffic is allowed <text:span text:style-name="T44">[2</text:span><text:span text:style-name="T45">6</text:span><text:span text:style-name="T44">]</text:span>:</text:p>
      <text:p text:style-name="P105">sudo firewall-cmd --permanent --zone=docker –set-target=DROP</text:p>
      <text:p text:style-name="P105">sudo firewall-cmd --permanent --zone=docker --add-port=53/udp</text:p>
      <text:p text:style-name="P105">sudo firewall-cmd --permanent --zone=docker –add-port=53/tcp</text:p>
      <text:p text:style-name="P105">sudo firewall-cmd –reload</text:p>
      <text:p text:style-name="P108">As we can see in the following image, we cannot even download packages from linux repos:</text:p>
      <text:p text:style-name="P108"/>
      <text:p text:style-name="P108"/>
      <text:p text:style-name="P108"/>
      <text:p text:style-name="P108"/>
      <text:p text:style-name="P109"><draw:frame draw:style-name="fr2" draw:name="Image9" text:anchor-type="char" svg:width="6.9252in" svg:height="3.8953in" draw:z-index="5"><draw:image xlink:href="Pictures/1000000100000780000004383E2DB4CED93A7187.png" xlink:type="simple" xlink:show="embed" xlink:actuate="onLoad" draw:mime-type="image/png"/></draw:frame><text:s/></text:p>
      <text:p text:style-name="P110">Now lets add basic monitoring:</text:p>
      <text:p text:style-name="P10">◆ <text:span text:style-name="T1">Configure basic logging to track access to your web service.</text:span></text:p>
      <text:p text:style-name="P4"/>
      <text:p text:style-name="P19">We will use the tools of <text:span text:style-name="T48">both nginx and docker to keep track of all access to our web service. Lets start with nginx[31]</text:span><text:span text:style-name="T49">[3</text:span><text:span text:style-name="T50">3</text:span><text:span text:style-name="T49">]</text:span><text:span text:style-name="T48">:</text:span></text:p>
      <text:p text:style-name="P14">nginx already carries this service on its own image, so its as simple as mounting the corresponding volumes like this:</text:p>
      <text:p text:style-name="P13"><text:span text:style-name="Source_20_Text"><text:span text:style-name="T38">volumes:</text:span></text:span></text:p>
      <text:p text:style-name="P90"><text:span text:style-name="Source_20_Text"><text:span text:style-name="T39"><text:s text:c="6"/>- ./nginx:/etc/nginx/conf.d</text:span></text:span></text:p>
      <text:p text:style-name="P90"><text:span text:style-name="Source_20_Text"><text:span text:style-name="T39"><text:s text:c="6"/>- ./app/static:/static</text:span></text:span></text:p>
      <text:p text:style-name="P90"><text:span text:style-name="Source_20_Text"><text:span text:style-name="T39"><text:s text:c="6"/>- ./log/nginx:/var/log/nginx</text:span></text:span></text:p>
      <text:p text:style-name="P90"><text:span text:style-name="Source_20_Text"><text:span text:style-name="T39"><text:s text:c="4"/>depends_on:</text:span></text:span></text:p>
      <text:p text:style-name="P91"><text:span text:style-name="Source_20_Text"><text:span text:style-name="T39"><text:s text:c="6"/>- </text:span></text:span><text:span text:style-name="Source_20_Text"><text:span text:style-name="T40">reverseproxy</text:span></text:span></text:p>
      <text:p text:style-name="P98"><text:span text:style-name="Source_20_Text"><text:span text:style-name="T41">We also have to modify the core.conf file in our project, by adding the following:</text:span></text:span></text:p>
      <text:p text:style-name="P88"><text:soft-page-break/><text:span text:style-name="Source_20_Text"><text:span text:style-name="T14">http {</text:span></text:span></text:p>
      <text:p text:style-name="P21">access_log /var/log/nginx/access.log;</text:p>
      <text:p text:style-name="P20">error_log /var/log/nginx/error.log;</text:p>
      <text:p text:style-name="P20">}</text:p>
      <text:p text:style-name="P98"><text:span text:style-name="Source_20_Text"/></text:p>
      <text:p text:style-name="P99"><text:span text:style-name="Source_20_Text"><text:span text:style-name="T12">Now, for our logs, we need to create yet another daemon.json file within the directory /etc/docker/daemon.json (for linux distros), and write the following inside</text:span></text:span><text:span text:style-name="Source_20_Text"><text:span text:style-name="T13">[32]</text:span></text:span><text:span text:style-name="Source_20_Text"><text:span text:style-name="T12">:</text:span></text:span></text:p>
      <text:p text:style-name="P15">{</text:p>
      <text:p text:style-name="P17"><text:tab/>"builder": {</text:p>
      <text:p text:style-name="P17"><text:tab/><text:tab/>"gc": {</text:p>
      <text:p text:style-name="P17"><text:tab/><text:tab/><text:tab/>"defaultKeepStorage": "1GB",</text:p>
      <text:p text:style-name="P17"><text:tab/><text:tab/><text:tab/>"enabled": true</text:p>
      <text:p text:style-name="P17"><text:tab/><text:tab/>}</text:p>
      <text:p text:style-name="P17"><text:tab/>},</text:p>
      <text:p text:style-name="P17"><text:tab/>"debug": true,</text:p>
      <text:p text:style-name="P17"><text:tab/>"experimental": false,</text:p>
      <text:p text:style-name="P17"><text:tab/>"insecure-registries": [],</text:p>
      <text:p text:style-name="P17"><text:tab/>"registry-mirrors": [],</text:p>
      <text:p text:style-name="P17"><text:tab/>"log-driver": "json-file",</text:p>
      <text:p text:style-name="P17"><text:tab/>"log-opts": {</text:p>
      <text:p text:style-name="P17"><text:tab/>"max-size": "20m",</text:p>
      <text:p text:style-name="P17"><text:tab/>"max-file": "5",</text:p>
      <text:p text:style-name="P17"><text:tab/>"compress": "true",</text:p>
      <text:p text:style-name="P17"><text:tab/>"env": "os"</text:p>
      <text:p text:style-name="P17"><text:tab/>}</text:p>
      <text:p text:style-name="P17">}</text:p>
      <text:p text:style-name="P16"/>
      <text:p text:style-name="P18">We then add a simple “command: sudo chown -R www-data:www-data /var/log/nginx” to our compose.yaml file, under the reverseproxy service tag, so we don’t run into issues about permissions at build[35].</text:p>
      <text:p text:style-name="P18">We can enter a container, in this case wordpresss1.com, and see that the logs are being registered:</text:p>
      <text:p text:style-name="P9"/>
      <text:p text:style-name="P8"/>
      <text:p text:style-name="P8"/>
      <text:list text:style-name="L2">
        <text:list-item>
          <text:p text:style-name="P131"><text:span text:style-name="T26">Create</text:span><text:span text:style-name="T27"> </text:span><text:span text:style-name="T26">a</text:span><text:span text:style-name="T27"> </text:span><text:span text:style-name="T26">cron</text:span><text:span text:style-name="T27"> </text:span><text:span text:style-name="T26">job</text:span><text:span text:style-name="T27"> </text:span><text:span text:style-name="T26">that</text:span><text:span text:style-name="T27"> </text:span><text:span text:style-name="T26">alerts</text:span><text:span text:style-name="T27"> </text:span><text:span text:style-name="T26">(e.g.,</text:span><text:span text:style-name="T27"> </text:span><text:span text:style-name="T26">writes</text:span><text:span text:style-name="T27"> </text:span><text:span text:style-name="T26">to</text:span><text:span text:style-name="T27"> </text:span><text:span text:style-name="T26">a</text:span><text:span text:style-name="T27"> </text:span><text:span text:style-name="T36">fi</text:span><text:span text:style-name="T26">le)</text:span><text:span text:style-name="T27"> </text:span><text:span text:style-name="T26">if</text:span><text:span text:style-name="T27"> </text:span><text:span text:style-name="T26">memory</text:span><text:span text:style-name="T27"> </text:span><text:span text:style-name="T26">usage</text:span><text:span text:style-name="T27"> </text:span><text:span text:style-name="T26">exceeds</text:span><text:span text:style-name="T27"> </text:span><text:span text:style-name="T26">70%.</text:span><text:span text:style-name="T27"> </text:span><text:span text:style-name="T1"/></text:p>
        </text:list-item>
      </text:list>
      <text:p text:style-name="P23"/>
      <text:p text:style-name="P121"><text:span text:style-name="T27">We are going to base off this script [3</text:span><text:span text:style-name="T30">7</text:span><text:span text:style-name="T27">] </text:span><text:span text:style-name="T28">that prints to the console whenever a container’s allocated memory exceeds 70% of its capability. We are going to call it “</text:span><text:span text:style-name="T30">system_monitor.py</text:span><text:span text:style-name="T28">” and it will get stored within </text:span><text:span text:style-name="T31">the base project directory, “docs/other_files”</text:span><text:span text:style-name="T28"> </text:span><text:span text:style-name="T29">for both wordpresss1 and wordpresss2. </text:span><text:span text:style-name="T33">We just change the cpu_usage = psutil.cpu_percent(interval=1) interval parameter to 70 [3</text:span><text:span text:style-name="T34">8</text:span><text:span text:style-name="T33">].</text:span><text:span text:style-name="T1"/></text:p>
      <text:p text:style-name="P121"/>
      <text:p text:style-name="P122"><text:span text:style-name="T29">W</text:span><text:span text:style-name="T27">e are going, after creating the file in the corresponding folder, run “crontab -e” in terminal </text:span><text:span text:style-name="T32">and run the following thing:</text:span><text:span text:style-name="T1"/></text:p>
      <text:p text:style-name="P122"/>
      <text:p text:style-name="P123"><text:span text:style-name="T27">*/15 * * * * /usr/bin/python3 ~/Documents/IT_support_test_french/docs/other_files/system_monitor.py</text:span><text:span text:style-name="T1"/></text:p>
      <text:p text:style-name="P123"/>
      <text:p text:style-name="P124"><text:span text:style-name="T27">And gonna save it in “/tmp/crontab.EcJfLH/crontab” , </text:span><text:span text:style-name="T35">allegedly, when the real path within debian is actually “/var/spool/cron/crontabs/ [39]. </text:span><text:span text:style-name="T1"/></text:p>
      <text:p text:style-name="P124"/>
      <text:p text:style-name="P136"><text:span text:style-name="T35">W</text:span><text:span text:style-name="T27">e are going to use the path file “</text:span><text:span text:style-name="T35">/var/spool/cron/crontabs/</text:span><text:span text:style-name="T27">chemiloco”, where “chemiloco” is the name of the crontab. We are going to do this for both domains, webpresss1 and webpresss2.</text:span><text:span text:style-name="T1"/></text:p>
      <text:p text:style-name="P124"/>
      <text:p text:style-name="P1"><draw:frame draw:style-name="fr1" draw:name="Image2" text:anchor-type="char" svg:width="6.9252in" svg:height="3.8953in" draw:z-index="6"><draw:image xlink:href="Pictures/1000000100000780000004384E26B013DA2984B8.png" xlink:type="simple" xlink:show="embed" xlink:actuate="onLoad" draw: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7">➔ <text:span text:style-name="T1">Create a Fake Vulnerability</text:span></text:p>
      <text:p text:style-name="P7">◆ <text:span text:style-name="T1">Simulate a misconfiguration that could be exploited (e.g., an exposed</text:span></text:p>
      <text:p text:style-name="P1">admin panel, or a world-writable file).</text:p>
      <text:p text:style-name="P7">◆ <text:span text:style-name="T1">Document this “trap” clearly.</text:span></text:p>
      <text:p text:style-name="P7"/>
      <text:p text:style-name="P7">➔ <text:span text:style-name="T1">Documentation</text:span></text:p>
      <text:p text:style-name="P7">◆ <text:span text:style-name="T1">Write a short README.md explaining:</text:span></text:p>
      <text:p text:style-name="P7">● <text:span text:style-name="T1">What you did.</text:span></text:p>
      <text:p text:style-name="P7">● <text:span text:style-name="T1">How to run the service.</text:span></text:p>
      <text:p text:style-name="P7"><text:soft-page-break/>● <text:span text:style-name="T1">What security controls you implemented.</text:span></text:p>
      <text:p text:style-name="P7">● <text:span text:style-name="T1">What the “vulnerability” is and how to fix it.</text:span></text:p>
      <text:p text:style-name="P1">Deliver as a Git repo or a compressed folder.</text:p>
      <text:p text:style-name="P87"/>
      <text:p text:style-name="Standard"/>
      <text:p text:style-name="P28">Sources:</text:p>
      <text:p text:style-name="P29">[1]</text:p>
      <text:p text:style-name="P29"/>
      <text:p text:style-name="P89"><text:span text:style-name="T17">[2] </text:span><text:span text:style-name="T18">nginx docker image: </text:span><text:a xlink:type="simple" xlink:href="https://hub.docker.com/_/nginx?_gl=1*q44slk*_gcl_au*OTM5OTk5Mzg4LjE3NDcyNzU1MDk.*_ga*MjAxMTY3MTQxMy4xNzQ3Mjc1NTA5*_ga_XJWPQMJYHQ*czE3NDc0Mzk5NTgkbzIkZzEkdDE3NDc0NDQ5NDMkajU5JGwwJGgwJGQ0VnFpQnlJUGdkZDJJUlprbWFnbkhNT2U5dWNkcFgzWVdR" text:style-name="Internet_20_link" text:visited-style-name="Visited_20_Internet_20_Link"><text:span text:style-name="T18">https://hub.docker.com/_/nginx?_gl=1*q44slk*_gcl_au*OTM5OTk5Mzg4LjE3NDcyNzU1MDk.*_ga*MjAxMTY3MTQxMy4xNzQ3Mjc1NTA5*_ga_XJWPQMJYHQ*czE3NDc0Mzk5NTgkbzIkZzEkdDE3NDc0NDQ5NDMkajU5JGwwJGgwJGQ0VnFpQnlJUGdkZDJJUlprbWFnbkhNT2U5dWNkcFgzWVdR</text:span></text:a></text:p>
      <text:p text:style-name="P29"/>
      <text:p text:style-name="P29">[3] windows path for docker volumes <text:a xlink:type="simple" xlink:href="https://forums.docker.com/t/how-can-i-find-my-volumes-in-windows-11/136934/2" text:style-name="Internet_20_link" text:visited-style-name="Visited_20_Internet_20_Link">https://forums.docker.com/t/how-can-i-find-my-volumes-in-windows-11/136934/2</text:a></text:p>
      <text:p text:style-name="P29"/>
      <text:p text:style-name="P35">[4] configure nginx reverse proxy within a docker container: <text:a xlink:type="simple" xlink:href="https://www.youtube.com/watch?v=ZmH1L1QeNHk" text:style-name="Internet_20_link" text:visited-style-name="Visited_20_Internet_20_Link">https://www.youtube.com/watch?v=ZmH1L1QeNHk</text:a></text:p>
      <text:p text:style-name="P35"/>
      <text:p text:style-name="P32">[5] Set up docker host hardening to improve container security: <text:a xlink:type="simple" xlink:href="https://www.youtube.com/watch?v=RmNqtD9zop4" text:style-name="Internet_20_link" text:visited-style-name="Visited_20_Internet_20_Link">https://www.youtube.com/watch?v=RmNqtD9zop4</text:a></text:p>
      <text:p text:style-name="P32"/>
      <text:p text:style-name="P36">[6] docker container security cheat sheet:</text:p>
      <text:p text:style-name="P36"><text:a xlink:type="simple" xlink:href="https://cheatsheetseries.owasp.org/cheatsheets/Docker_Security_Cheat_Sheet.html" text:style-name="Internet_20_link" text:visited-style-name="Visited_20_Internet_20_Link">https://cheatsheetseries.owasp.org/cheatsheets/Docker_Security_Cheat_Sheet.html</text:a></text:p>
      <text:p text:style-name="P36"/>
      <text:p text:style-name="P37">[7] WSL2 port forwarding script to linux: <text:a xlink:type="simple" xlink:href="https://gist.github.com/xmeng1/aae4b223e9ccc089911ee764928f5486" text:style-name="Internet_20_link" text:visited-style-name="Visited_20_Internet_20_Link">https://gist.github.com/xmeng1/aae4b223e9ccc089911ee764928f5486</text:a></text:p>
      <text:p text:style-name="P37"/>
      <text:p text:style-name="P38">[8] “creating” a user in docker: <text:a xlink:type="simple" xlink:href="https://stackoverflow.com/questions/62988075/what-is-a-clean-way-to-add-a-user-in-docker-with-sudo-priviledges" text:style-name="Internet_20_link" text:visited-style-name="Visited_20_Internet_20_Link">https://stackoverflow.com/questions/62988075/what-is-a-clean-way-to-add-a-user-in-docker-with-sudo-priviledges</text:a></text:p>
      <text:p text:style-name="P37"/>
      <text:p text:style-name="P40">[9] non root unprivileged users in nginx:</text:p>
      <text:p text:style-name="P40"><text:s/><text:a xlink:type="simple" xlink:href="https://hub.docker.com/r/nginxinc/nginx-unprivileged" text:style-name="Internet_20_link" text:visited-style-name="Visited_20_Internet_20_Link">https://hub.docker.com/r/nginxinc/nginx-unprivileged</text:a></text:p>
      <text:p text:style-name="P41"/>
      <text:p text:style-name="P41">[10] best security practices in docker: </text:p>
      <text:p text:style-name="P41"><text:a xlink:type="simple" xlink:href="https://sysdig.com/learn-cloud-native/dockerfile-best-practices/" text:style-name="Internet_20_link" text:visited-style-name="Visited_20_Internet_20_Link">https://sysdig.com/learn-cloud-native/dockerfile-best-practices/</text:a></text:p>
      <text:p text:style-name="P41"/>
      <text:p text:style-name="P41"/>
      <text:p text:style-name="P34"><text:soft-page-break/>[11] resources for the development of applications: <text:a xlink:type="simple" xlink:href="https://cloud.google.com/solutions/best-practices-for-operating-containers#immutability" text:style-name="Internet_20_link" text:visited-style-name="Visited_20_Internet_20_Link">https://cloud.google.com/solutions/best-practices-for-operating-containers#immutability</text:a></text:p>
      <text:p text:style-name="P34">(french) <text:a xlink:type="simple" xlink:href="https://cloud.google.com/architecture/application-development?hl=fr#immutability" text:style-name="Internet_20_link" text:visited-style-name="Visited_20_Internet_20_Link">https://cloud.google.com/architecture/application-development?hl=fr#immutability</text:a></text:p>
      <text:p text:style-name="P34"/>
      <text:p text:style-name="P85"><text:span text:style-name="T19">[12] </text:span><text:span text:style-name="T22">McKendrick, R., &amp; Gallagher, S. (2018). </text:span><text:span text:style-name="T23">Mastering Docker: Unlock new opportunities using Docker’s most advanced features, 3rd Edition</text:span><text:span text:style-name="T22">. Packt Publishing Ltd - Introducing dockerfiles, page 32</text:span></text:p>
      <text:p text:style-name="P42"/>
      <text:p text:style-name="P43">[13] Build an NGINX server with docker: </text:p>
      <text:p text:style-name="P43"><text:a xlink:type="simple" xlink:href="https://medium.com/@mrdevsecops/dockerfile-nginx-842ba0a55b82" text:style-name="Internet_20_link" text:visited-style-name="Visited_20_Internet_20_Link">https://medium.com/@mrdevsecops/dockerfile-nginx-842ba0a55b82</text:a></text:p>
      <text:p text:style-name="P43"/>
      <text:p text:style-name="P44">[14] monter un reverse proxy avec NGINX et docker:</text:p>
      <text:p text:style-name="P44"><text:a xlink:type="simple" xlink:href="https://youtu.be/786dRn1Ioug?si=NAn91-TjSw1ul1oy" text:style-name="Internet_20_link" text:visited-style-name="Visited_20_Internet_20_Link">https://youtu.be/786dRn1Ioug?si=NAn91-TjSw1ul1oy</text:a></text:p>
      <text:p text:style-name="P44"/>
      <text:p text:style-name="P45">[15] Docker volumes: </text:p>
      <text:p text:style-name="P45"><text:a xlink:type="simple" xlink:href="https://docs.docker.com/engine/storage/volumes/" text:style-name="Internet_20_link" text:visited-style-name="Visited_20_Internet_20_Link">https://docs.docker.com/engine/storage/volumes/</text:a></text:p>
      <text:p text:style-name="P45"/>
      <text:p text:style-name="P50">[16] Wordpress docker image:</text:p>
      <text:p text:style-name="P50"><text:a xlink:type="simple" xlink:href="https://hub.docker.com/_/wordpress" text:style-name="Internet_20_link" text:visited-style-name="Visited_20_Internet_20_Link">https://hub.docker.com/_/wordpress</text:a></text:p>
      <text:p text:style-name="P50"/>
      <text:p text:style-name="P51">[17] Wordpress FPM nginx config file:</text:p>
      <text:p text:style-name="P51"><text:a xlink:type="simple" xlink:href="https://gist.github.com/md5/d9206eacb5a0ff5d6be0" text:style-name="Internet_20_link" text:visited-style-name="Visited_20_Internet_20_Link">https://gist.github.com/md5/d9206eacb5a0ff5d6be0</text:a></text:p>
      <text:p text:style-name="P52"/>
      <text:p text:style-name="P52">[18] How to set up PHP, FPM and NGINX in a docker container:</text:p>
      <text:p text:style-name="P52"><text:a xlink:type="simple" xlink:href="https://www.pascallandau.com/blog/php-php-fpm-and-nginx-on-docker-in-windows-10/" text:style-name="Internet_20_link" text:visited-style-name="Visited_20_Internet_20_Link">https://www.pascallandau.com/blog/php-php-fpm-and-nginx-on-docker-in-windows-10/</text:a></text:p>
      <text:p text:style-name="P52"/>
      <text:p text:style-name="P53">[19] How to setup iptables for docker:</text:p>
      <text:p text:style-name="P53"><text:a xlink:type="simple" xlink:href="https://stackoverflow.com/questions/30847064/docker-set-iptables-options-in-docker-compose-yml" text:style-name="Internet_20_link" text:visited-style-name="Visited_20_Internet_20_Link">https://stackoverflow.com/questions/30847064/docker-set-iptables-options-in-docker-compose-yml</text:a></text:p>
      <text:p text:style-name="P53"/>
      <text:p text:style-name="P54">[20] firewalld and docker:</text:p>
      <text:p text:style-name="P54"><text:a xlink:type="simple" xlink:href="https://dev.to/soerenmetje/how-to-secure-a-docker-host-using-firewalld-2joo" text:style-name="Internet_20_link" text:visited-style-name="Visited_20_Internet_20_Link">https://dev.to/soerenmetje/how-to-secure-a-docker-host-using-firewalld-2joo</text:a></text:p>
      <text:p text:style-name="P54"/>
      <text:p text:style-name="P54"><text:soft-page-break/>[21] why firewalls and docker dont get along:</text:p>
      <text:p text:style-name="P54"><text:a xlink:type="simple" xlink:href="https://erfansahaf.medium.com/why-docker-and-firewall-dont-get-along-with-each-other-ddca7a002e10" text:style-name="Internet_20_link" text:visited-style-name="Visited_20_Internet_20_Link">https://erfansahaf.medium.com/why-docker-and-firewall-dont-get-along-with-each-other-ddca7a002e10</text:a></text:p>
      <text:p text:style-name="P54"/>
      <text:p text:style-name="P55">[22] Docker security best practices:</text:p>
      <text:p text:style-name="P55"><text:a xlink:type="simple" xlink:href="https://docs.docker.com/engine/security/" text:style-name="Internet_20_link" text:visited-style-name="Visited_20_Internet_20_Link">https://docs.docker.com/engine/security/</text:a></text:p>
      <text:p text:style-name="P55"/>
      <text:p text:style-name="P56">[23] firewalld config:</text:p>
      <text:p text:style-name="P56"><text:a xlink:type="simple" xlink:href="https://docs.rockylinux.org/guides/security/firewalld-beginners/" text:style-name="Internet_20_link" text:visited-style-name="Visited_20_Internet_20_Link">https://docs.rockylinux.org/guides/security/firewalld-beginners/</text:a></text:p>
      <text:p text:style-name="P56"/>
      <text:p text:style-name="P57">[24] docker networking is crazy:</text:p>
      <text:p text:style-name="P57"><text:a xlink:type="simple" xlink:href="https://www.youtube.com/watch?v=bKFMS5C4CG0" text:style-name="Internet_20_link" text:visited-style-name="Visited_20_Internet_20_Link">https://www.youtube.com/watch?v=bKFMS5C4CG0</text:a></text:p>
      <text:p text:style-name="P57"/>
      <text:p text:style-name="P59">[25] firewalld not allowing docker to start:</text:p>
      <text:p text:style-name="P59"><text:a xlink:type="simple" xlink:href="https://stackoverflow.com/questions/65213831/failed-to-start-daemon-error-initializing-network-controller-error-creating-de" text:style-name="Internet_20_link" text:visited-style-name="Visited_20_Internet_20_Link">https://stackoverflow.com/questions/65213831/failed-to-start-daemon-error-initializing-network-controller-error-creating-de</text:a></text:p>
      <text:p text:style-name="P59"/>
      <text:p text:style-name="P60">[26] how to restrict outbound traffic on docker:</text:p>
      <text:p text:style-name="P60"><text:a xlink:type="simple" xlink:href="https://fruty.medium.com/how-to-restrict-outbound-traffic-on-a-docker-infrastructure-7effc45e313d" text:style-name="Internet_20_link" text:visited-style-name="Visited_20_Internet_20_Link">https://fruty.medium.com/how-to-restrict-outbound-traffic-on-a-docker-infrastructure-7effc45e313d</text:a></text:p>
      <text:p text:style-name="P60"/>
      <text:p text:style-name="P61">[27] block all outbound traffic except to the DNS:</text:p>
      <text:p text:style-name="P61"><text:a xlink:type="simple" xlink:href="https://stackoverflow.com/questions/71157140/nginx-how-to-restrict-outbound-traffic" text:style-name="Internet_20_link" text:visited-style-name="Visited_20_Internet_20_Link">https://stackoverflow.com/questions/71157140/nginx-how-to-restrict-outbound-traffic</text:a></text:p>
      <text:p text:style-name="P61"/>
      <text:p text:style-name="P62">[28] configure NGINX as a reverse proxy:</text:p>
      <text:p text:style-name="P62"><text:a xlink:type="simple" xlink:href="https://docs.nginx.com/nginx/admin-guide/web-server/reverse-proxy/" text:style-name="Internet_20_link" text:visited-style-name="Visited_20_Internet_20_Link">https://docs.nginx.com/nginx/admin-guide/web-server/reverse-proxy/</text:a></text:p>
      <text:p text:style-name="P62"/>
      <text:p text:style-name="P63">[29] <text:span text:style-name="T46">defaults in firewalld</text:span></text:p>
      <text:p text:style-name="P63"><text:a xlink:type="simple" xlink:href="https://askubuntu.com/questions/1463093/what-is-target-default-of-a-zones-configuration-in-firewalld" text:style-name="Internet_20_link" text:visited-style-name="Visited_20_Internet_20_Link">https://askubuntu.com/questions/1463093/what-is-target-default-of-a-zones-configuration-in-firewalld</text:a></text:p>
      <text:p text:style-name="P63"/>
      <text:p text:style-name="P64">[30] how to make persistent logs in docker volumes:</text:p>
      <text:p text:style-name="P64"><text:a xlink:type="simple" xlink:href="https://stackoverflow.com/questions/54374724/docker-container-save-logs-on-the-host-directory" text:style-name="Internet_20_link" text:visited-style-name="Visited_20_Internet_20_Link">https://stackoverflow.com/questions/54374724/docker-container-save-logs-on-the-host-directory</text:a></text:p>
      <text:p text:style-name="P64"/>
      <text:p text:style-name="P65"><text:soft-page-break/>[31] consisten<text:span text:style-name="T47">t</text:span> nginx logs in a docker’s volume:</text:p>
      <text:p text:style-name="P64"><text:a xlink:type="simple" xlink:href="https://stackoverflow.com/questions/54912615/storing-docker-nginx-access-logs-inside-a-docker-volume" text:style-name="Internet_20_link" text:visited-style-name="Visited_20_Internet_20_Link">https://stackoverflow.com/questions/54912615/storing-docker-nginx-access-logs-inside-a-docker-volume</text:a></text:p>
      <text:p text:style-name="P64"/>
      <text:p text:style-name="P66">[32] creating the daemon.json for a consistent docker logs:</text:p>
      <text:p text:style-name="P66"><text:a xlink:type="simple" xlink:href="https://betterstack.com/community/guides/logging/how-to-start-logging-with-docker/" text:style-name="Internet_20_link" text:visited-style-name="Visited_20_Internet_20_Link">https://betterstack.com/community/guides/logging/how-to-start-logging-with-docker/</text:a></text:p>
      <text:p text:style-name="P66"><text:a xlink:type="simple" xlink:href="https://www.youtube.com/watch?v=Zlj39xXPu2k" text:style-name="Internet_20_link" text:visited-style-name="Visited_20_Internet_20_Link">https://www.youtube.com/watch?v=Zlj39xXPu2k</text:a></text:p>
      <text:p text:style-name="P66"/>
      <text:p text:style-name="P67">[33] nginx logging docs:</text:p>
      <text:p text:style-name="P67"><text:a xlink:type="simple" xlink:href="https://docs.nginx.com/nginx/admin-guide/monitoring/logging/" text:style-name="Internet_20_link" text:visited-style-name="Visited_20_Internet_20_Link">https://docs.nginx.com/nginx/admin-guide/monitoring/logging/</text:a></text:p>
      <text:p text:style-name="P67"/>
      <text:p text:style-name="P68">[34] json-file docs:</text:p>
      <text:p text:style-name="P68"><text:a xlink:type="simple" xlink:href="https://docs.docker.com/engine/logging/drivers/json-file/" text:style-name="Internet_20_link" text:visited-style-name="Visited_20_Internet_20_Link">https://docs.docker.com/engine/logging/drivers/json-file/</text:a></text:p>
      <text:p text:style-name="P68"/>
      <text:p text:style-name="P69">[35] compose yaml cheat sheet:</text:p>
      <text:p text:style-name="P69"><text:a xlink:type="simple" xlink:href="https://devhints.io/docker-compose" text:style-name="Internet_20_link" text:visited-style-name="Visited_20_Internet_20_Link">https://devhints.io/docker-compose</text:a></text:p>
      <text:p text:style-name="P69"/>
      <text:p text:style-name="P70">[36] <text:span text:style-name="T51">bash</text:span> script to check memory usage:</text:p>
      <text:p text:style-name="P70"><text:a xlink:type="simple" xlink:href="https://unix.stackexchange.com/questions/91789/script-to-test-for-memory-usage" text:style-name="Internet_20_link" text:visited-style-name="Visited_20_Internet_20_Link">https://unix.stackexchange.com/questions/91789/script-to-test-for-memory-usage</text:a></text:p>
      <text:p text:style-name="P70"/>
      <text:p text:style-name="P71">[37] python and cron scripts to write memory usage:</text:p>
      <text:p text:style-name="P71"><text:a xlink:type="simple" xlink:href="https://dev.to/vachhanirishi/automating-cpu-and-memory-utilization-logging-with-cron-jobs-on-windows-and-linux-2phl" text:style-name="Internet_20_link" text:visited-style-name="Visited_20_Internet_20_Link">https://dev.to/vachhanirishi/automating-cpu-and-memory-utilization-logging-with-cron-jobs-on-windows-and-linux-2phl</text:a></text:p>
      <text:p text:style-name="P71"/>
      <text:p text:style-name="P72">[38] explaining psutil.cpu_percent</text:p>
      <text:p text:style-name="P72"><text:a xlink:type="simple" xlink:href="https://stackoverflow.com/questions/49514617/how-psutil-cpu-percent-function-works" text:style-name="Internet_20_link" text:visited-style-name="Visited_20_Internet_20_Link">https://stackoverflow.com/questions/49514617/how-psutil-cpu-percent-function-works</text:a></text:p>
      <text:p text:style-name="P72"/>
      <text:p text:style-name="P73">[39] crontab actual directory and docs:</text:p>
      <text:p text:style-name="P73"><text:a xlink:type="simple" xlink:href="https://docs.oracle.com/cd/E19455-01/805-7229/sysrescron-2/index.html" text:style-name="Internet_20_link" text:visited-style-name="Visited_20_Internet_20_Link">https://docs.oracle.com/cd/E19455-01/805-7229/sysrescron-2/index.html</text:a></text:p>
      <text:p text:style-name="P73"/>
      <text:p text:style-name="P77">[40] show all config from firewalld:</text:p>
      <text:p text:style-name="P77"><text:a xlink:type="simple" xlink:href="https://serverfault.com/questions/1094354/how-do-i-display-the-entire-firewalld-state" text:style-name="Internet_20_link" text:visited-style-name="Visited_20_Internet_20_Link">https://serverfault.com/questions/1094354/how-do-i-display-the-entire-firewalld-state</text:a></text:p>
      <text:p text:style-name="P78"><text:soft-page-break/>[41] how to name dockerfiles:</text:p>
      <text:p text:style-name="P78"><text:a xlink:type="simple" xlink:href="https://stackoverflow.com/questions/26077543/how-to-name-dockerfiles" text:style-name="Internet_20_link" text:visited-style-name="Visited_20_Internet_20_Link">https://stackoverflow.com/questions/26077543/how-to-name-dockerfiles</text:a></text:p>
      <text:p text:style-name="P78"/>
      <text:p text:style-name="P79">[42] how to add files with a rootless config:</text:p>
      <text:p text:style-name="P79"><text:a xlink:type="simple" xlink:href="https://serverfault.com/questions/641264/how-to-add-a-file-to-a-docker-container-which-has-no-root-permissions" text:style-name="Internet_20_link" text:visited-style-name="Visited_20_Internet_20_Link">https://serverfault.com/questions/641264/how-to-add-a-file-to-a-docker-container-which-has-no-root-permissions</text:a></text:p>
      <text:p text:style-name="P79"/>
      <text:p text:style-name="P80">[43] php-fpm not found:</text:p>
      <text:p text:style-name="P80"><text:a xlink:type="simple" xlink:href="https://forums.docker.com/t/docker-nginx-and-php-fpm-file-not-found/136493" text:style-name="Internet_20_link" text:visited-style-name="Visited_20_Internet_20_Link">https://forums.docker.com/t/docker-nginx-and-php-fpm-file-not-found/136493</text:a></text:p>
      <text:p text:style-name="P80"/>
      <text:p text:style-name="P81">[44] nginx healthcheck:</text:p>
      <text:p text:style-name="P81"/>
      <text:p text:style-name="P81"><text:a xlink:type="simple" xlink:href="https://forums.docker.com/t/a-simple-http-healthcheck-is-not-working/124171" text:style-name="Internet_20_link" text:visited-style-name="Visited_20_Internet_20_Link">https://forums.docker.com/t/a-simple-http-healthcheck-is-not-working/124171</text:a></text:p>
      <text:p text:style-name="P81"/>
      <text:p text:style-name="P81"/>
      <text:p text:style-name="P82">[45] healthcheck of nginx with correct ports:</text:p>
      <text:p text:style-name="P82"><text:a xlink:type="simple" xlink:href="https://forums.docker.com/t/docker-container-is-always-unhealthy/141546/3" text:style-name="Internet_20_link" text:visited-style-name="Visited_20_Internet_20_Link"><text:span text:style-name="T25">https://forums.docker.com/t/docker-container-is-always-unhealthy/141546/3</text:span></text:a></text:p>
      <text:p text:style-name="P82"/>
      <text:p text:style-name="P82"/>
      <text:p text:style-name="P83">[46] restart on failure</text:p>
      <text:p text:style-name="P83"/>
      <text:p text:style-name="P83"><text:a xlink:type="simple" xlink:href="https://docs.docker.com/reference/compose-file/services/#restart" text:style-name="Internet_20_link" text:visited-style-name="Visited_20_Internet_20_Link">https://docs.docker.com/reference/compose-file/services/#restart</text:a></text:p>
      <text:p text:style-name="P83"/>
      <text:p text:style-name="P83"/>
      <text:p text:style-name="P84">[47]</text:p>
      <text:p text:style-name="P84"><text:a xlink:type="simple" xlink:href="https://serverfault.com/questions/1031674/nginx-wont-load-site-on-local-machine" office:target-frame-name="_blank" xlink:show="new" text:style-name="Internet_20_link" text:visited-style-name="Visited_20_Internet_20_Link"><text:span text:style-name="T25">https://serverfault.com/questions/1031674/nginx-wont-load-site-on-local-machine</text:span></text:a></text:p>
      <text:p text:style-name="P61"/>
      <text:p text:style-name="P128">[48] common errors in nginx:</text:p>
      <text:p text:style-name="P128"><text:a xlink:type="simple" xlink:href="https://www.f5.com/company/blog/nginx/avoiding-top-10-nginx-configuration-mistakes#health-checks" text:style-name="Internet_20_link" text:visited-style-name="Visited_20_Internet_20_Link">https://www.f5.com/company/blog/nginx/avoiding-top-10-nginx-configuration-mistakes#health-checks</text:a></text:p>
      <text:p text:style-name="P128"/>
      <text:p text:style-name="P129">[49] nginx health_checks: </text:p>
      <text:p text:style-name="P129">https://docs.nginx.com/nginx/admin-guide/load-balancer/http-health-check/</text:p>
      <text:p text:style-name="P57"/>
      <text:p text:style-name="P56"/>
      <text:p text:style-name="P56"/>
      <text:p text:style-name="P39">Unrelated sources:</text:p>
      <text:p text:style-name="P38"><text:a xlink:type="simple" xlink:href="https://forums.raspberrypi.com/viewtopic.php?t=371884" text:style-name="Internet_20_link" text:visited-style-name="Visited_20_Internet_20_Link">https://forums.raspberrypi.com/viewtopic.php?t=371884</text:a></text:p>
      <text:p text:style-name="P38"/>
      <text:p text:style-name="P38"><text:a xlink:type="simple" xlink:href="https://github.com/nginx/docker-nginx/blob/master/stable/debian/Dockerfile" text:style-name="Internet_20_link" text:visited-style-name="Visited_20_Internet_20_Link">https://github.com/nginx/docker-nginx/blob/master/stable/debian/Dockerfile</text:a></text:p>
      <text:p text:style-name="P38"/>
      <text:p text:style-name="P38"><text:a xlink:type="simple" xlink:href="https://stackoverflow.com/questions/77980040/modify-nginx-base-image-with-a-dockerfile" text:style-name="Internet_20_link" text:visited-style-name="Visited_20_Internet_20_Link">https://stackoverflow.com/questions/77980040/modify-nginx-base-image-with-a-dockerfile</text:a></text:p>
      <text:p text:style-name="P38"/>
      <text:p text:style-name="P38"><text:a xlink:type="simple" xlink:href="https://www.digitalocean.com/community/tutorials/how-to-run-nginx-in-a-docker-container-on-ubuntu-22-04" text:style-name="Internet_20_link" text:visited-style-name="Visited_20_Internet_20_Link">https://www.digitalocean.com/community/tutorials/how-to-run-nginx-in-a-docker-container-on-ubuntu-22-04</text:a></text:p>
      <text:p text:style-name="P38"/>
      <text:p text:style-name="P38"><text:a xlink:type="simple" xlink:href="https://www.docker.com/blog/how-to-use-the-official-nginx-docker-image/" text:style-name="Internet_20_link" text:visited-style-name="Visited_20_Internet_20_Link">https://www.docker.com/blog/how-to-use-the-official-nginx-docker-image/</text:a></text:p>
      <text:p text:style-name="P38"/>
      <text:p text:style-name="P38"><text:a xlink:type="simple" xlink:href="https://stackoverflow.com/questions/77980040/modify-nginx-base-image-with-a-dockerfile" text:style-name="Internet_20_link" text:visited-style-name="Visited_20_Internet_20_Link">https://stackoverflow.com/questions/77980040/modify-nginx-base-image-with-a-dockerfile</text:a></text:p>
      <text:p text:style-name="P38"/>
      <text:p text:style-name="P46">cheat sheet:</text:p>
      <text:p text:style-name="P46"><text:a xlink:type="simple" xlink:href="https://kapeli.com/cheat_sheets/Dockerfile.docset/Contents/Resources/Documents/index" text:style-name="Internet_20_link" text:visited-style-name="Visited_20_Internet_20_Link">https://kapeli.com/cheat_sheets/Dockerfile.docset/Contents/Resources/Documents/index</text:a></text:p>
      <text:p text:style-name="P46"/>
      <text:p text:style-name="P46">official docs</text:p>
      <text:p text:style-name="P46"><text:a xlink:type="simple" xlink:href="https://docs.docker.com/reference/dockerfile/" text:style-name="Internet_20_link" text:visited-style-name="Visited_20_Internet_20_Link">https://docs.docker.com/reference/dockerfile/</text:a></text:p>
      <text:p text:style-name="P46"/>
      <text:p text:style-name="P46"><text:a xlink:type="simple" xlink:href="https://docs.docker.com/build/building/best-practices/" text:style-name="Internet_20_link" text:visited-style-name="Visited_20_Internet_20_Link">https://docs.docker.com/build/building/best-practices/</text:a></text:p>
      <text:p text:style-name="P46"/>
      <text:p text:style-name="P46"><text:a xlink:type="simple" xlink:href="https://docs.docker.com/build/concepts/dockerfile/" text:style-name="Internet_20_link" text:visited-style-name="Visited_20_Internet_20_Link">https://docs.docker.com/build/concepts/dockerfile/</text:a></text:p>
      <text:p text:style-name="P46"/>
      <text:p text:style-name="P46"/>
      <text:p text:style-name="P46"><text:a xlink:type="simple" xlink:href="https://stackoverflow.com/questions/69493762/visual-studio-code-showing-error-property-stages-is-not-allowed-property-param" text:style-name="Internet_20_link" text:visited-style-name="Visited_20_Internet_20_Link">https://stackoverflow.com/questions/69493762/visual-studio-code-showing-error-property-stages-is-not-allowed-property-param</text:a></text:p>
      <text:p text:style-name="P46"/>
      <text:p text:style-name="P47">How to enter docker bash</text:p>
      <text:p text:style-name="P47"><text:a xlink:type="simple" xlink:href="https://stackoverflow.com/questions/30853247/how-do-i-edit-a-file-after-i-shell-to-a-docker-container" text:style-name="Internet_20_link" text:visited-style-name="Visited_20_Internet_20_Link">https://stackoverflow.com/questions/30853247/how-do-i-edit-a-file-after-i-shell-to-a-docker-container</text:a></text:p>
      <text:p text:style-name="P47"/>
      <text:p text:style-name="P47"/>
      <text:p text:style-name="P48"><text:soft-page-break/>How to delete everything – images, volumes, etc</text:p>
      <text:p text:style-name="P49"><text:a xlink:type="simple" xlink:href="https://stackoverflow.com/questions/44785585/how-can-i-delete-all-local-docker-images" text:style-name="Internet_20_link" text:visited-style-name="Visited_20_Internet_20_Link"><text:span text:style-name="T24">https://stackoverflow.com/questions/44785585/how-can-i-delete-all-local-docker-images</text:span></text:a></text:p>
      <text:p text:style-name="P100">docker system prune -a --volumes</text:p>
      <text:p text:style-name="P100"/>
      <text:p text:style-name="P100">https://hub.docker.com/_/wordpress</text:p>
      <text:p text:style-name="P49"/>
      <text:p text:style-name="P49">https://askubuntu.com/questions/996718/ubuntu-repository-does-not-have-a-release-file<text:span text:style-name="T24"/></text:p>
      <text:p text:style-name="P48"/>
      <text:p text:style-name="P58">How to see latest logs in composer:</text:p>
      <text:p text:style-name="P58"/>
      <text:p text:style-name="P58">sudo journalctl -u docker.service --no-pager | tail -n 100</text:p>
      <text:p text:style-name="P58"/>
      <text:p text:style-name="P2"><text:a xlink:type="simple" xlink:href="https://stackoverflow.com/questions/30847064/docker-set-iptables-options-in-docker-compose-yml" text:style-name="Internet_20_link" text:visited-style-name="Visited_20_Internet_20_Link">https://stackoverflow.com/questions/30847064/docker-set-iptables-options-in-docker-compose-yml</text:a></text:p>
      <text:p text:style-name="P2"/>
      <text:p text:style-name="P2"><text:a xlink:type="simple" xlink:href="https://nginx-extras.getpagespeed.com/modules/traffic-accounting/" text:style-name="Internet_20_link" text:visited-style-name="Visited_20_Internet_20_Link">https://nginx-extras.getpagespeed.com/modules/traffic-accounting/</text:a></text:p>
      <text:p text:style-name="P2"/>
      <text:p text:style-name="P2">chemiloco@chemiloco:~/Documents/IT_support_test_french$ sudo docker compose up</text:p>
      <text:p text:style-name="P2">[+] Running 1/1</text:p>
      <text:p text:style-name="P2"><text:s/>✘ Network it_support_test_french_default <text:s/>Error <text:s text:c="50"/>0.0s </text:p>
      <text:p text:style-name="P2">failed to create network it_support_test_french_default: Error response from daemon: Failed to Setup IP tables: Unable to enable SKIP DNAT rule: <text:s/>(iptables failed: iptables --wait -t nat -I DOCKER -i br-26ae5ba3cfa9 -j RETURN: iptables: No chain/target/match by that name.</text:p>
      <text:p text:style-name="P2"><text:s/>(exit status 1))</text:p>
      <text:p text:style-name="P2"/>
      <text:p text:style-name="P5">Seems this is a common issue with docker. Restarting it helped.</text:p>
      <text:p text:style-name="P2">https://github.com/bigbluebutton/docker/issues/188</text:p>
      <text:p text:style-name="P2"/>
      <text:p text:style-name="P2"/>
      <text:p text:style-name="P2"><text:soft-page-break/>random commands:</text:p>
      <text:p text:style-name="P2">chmod +x set-cron-permission.sh</text:p>
      <text:p text:style-name="P2">sudo chown -R username:groupname /path/to/directory</text:p>
      <text:p text:style-name="P2"/>
      <text:p text:style-name="P2">docker inspect ITSupport-nginx </text:p>
      <text:p text:style-name="P2"/>
      <text:p text:style-name="P3">sudo firewall-cmd --permanent --new-zone=docker_zone</text:p>
      <text:p text:style-name="Preformatted_20_Text">sudo firewall-cmd --permanent --zone=docker_zone --add-source=172.18.0.0/24</text:p>
      <text:p text:style-name="Preformatted_20_Text">sudo firewall-cmd --permanent --zone=docker_zone --add-port=8080-8081/tcp</text:p>
      <text:p text:style-name="P125">sudo firewall-cmd --permanent --zone=docker_zone --add-port=3306/tcp</text:p>
      <text:p text:style-name="P2"/>
      <text:p text:style-name="P3">sudo firewall-cmd --permanent --add-port=8080/tcp</text:p>
      <text:p text:style-name="Preformatted_20_Text">sudo firewall-cmd --permanent --add-port=8081/tcp</text:p>
      <text:p text:style-name="Preformatted_20_Text">sudo firewall-cmd --permanent --add-port=3306/tcp</text:p>
      <text:p text:style-name="Preformatted_20_Text"/>
      <text:p text:style-name="Preformatted_20_Text"># Autorisez le trafic du réseau Docker</text:p>
      <text:p text:style-name="P125">sudo firewall-cmd --permanent --zone=public --add-rich-rule='rule family="ipv4" source address="172.18.0.0/24" accept'</text:p>
      <text:p text:style-name="P3">sudo firewall-cmd --permanent --new-zone=docker</text:p>
      <text:p text:style-name="Preformatted_20_Text">sudo firewall-cmd --permanent --zone=docker --add-source=172.18.0.0/16</text:p>
      <text:p text:style-name="Preformatted_20_Text">sudo firewall-cmd --permanent --zone=docker --add-port=8080/tcp</text:p>
      <text:p text:style-name="P125">sudo firewall-cmd --reload</text:p>
      <text:p text:style-name="P2"/>
      <text:p text:style-name="P2">docker exec ITSupport-nginx netstat -tulnp | grep 80</text:p>
      <text:p text:style-name="P2"/>
      <text:p text:style-name="P3">docker logs ITSupport-nginx</text:p>
      <text:p text:style-name="P2">docker exec -it ITSupport-nginx /bin/sh</text:p>
      <text:p text:style-name="P2">nginx -t</text:p>
      <text:p text:style-name="P2">nginx -g 'daemon off;'</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Droid Sans Mono" svg:font-family="'Droid Sans Mono', monospace, monospace"/>
    <style:font-face style:name="Google Sans Text" svg:font-family="'Google Sans Text'"/>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rial" svg:font-family="arial" style:font-family-generic="swiss"/>
    <style:font-face style:name="arial1" svg:font-family="arial, sans-serif"/>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16T19:18:51.628000000</meta:creation-date>
    <dc:date>2025-05-20T13:00:49.144827557</dc:date>
    <meta:editing-duration>PT23H57M29S</meta:editing-duration>
    <meta:editing-cycles>127</meta:editing-cycles>
    <meta:generator>LibreOffice/7.4.7.2$Linux_X86_64 LibreOffice_project/40$Build-2</meta:generator>
    <meta:document-statistic meta:table-count="0" meta:image-count="7" meta:object-count="0" meta:page-count="24" meta:paragraph-count="351" meta:word-count="2208" meta:character-count="19660" meta:non-whitespace-character-count="17733"/>
  </office:meta>
</office:document-meta>
</file>